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Monospace" svg:font-family="Monospace"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Liberation Sans" fo:font-size="14pt" fo:font-weight="bold" style:font-size-asian="12.25pt" style:font-weight-asian="bold" style:font-size-complex="14pt" style:font-weight-complex="bold"/>
    </style:style>
    <style:style style:name="P4" style:family="paragraph" style:parent-style-name="Standard">
      <style:text-properties style:font-name="Courier New" fo:font-size="9pt" style:font-name-asian="Monospace" style:font-size-asian="9pt" style:font-name-complex="Monospace" style:font-size-complex="9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Liberation Sans"/>
    </style:style>
    <style:style style:name="P7" style:family="paragraph" style:parent-style-name="Text_20_body">
      <style:text-properties style:font-name="Liberation Sans" fo:font-weight="normal" style:font-weight-asian="normal" style:font-weight-complex="normal"/>
    </style:style>
    <style:style style:name="P8" style:family="paragraph" style:parent-style-name="Text_20_body">
      <style:text-properties style:font-name="Liberation Sans" fo:font-style="normal" fo:font-weight="normal" style:font-style-asian="normal" style:font-weight-asian="normal" style:font-style-complex="normal" style:font-weight-complex="normal"/>
    </style:style>
    <style:style style:name="P9" style:family="paragraph" style:parent-style-name="Text_20_body">
      <style:text-properties style:font-name="Liberation Sans" fo:font-style="normal" style:font-style-asian="normal" style:font-style-complex="normal"/>
    </style:style>
    <style:style style:name="P10" style:family="paragraph" style:parent-style-name="Text_20_body">
      <style:text-properties style:font-name="Liberation Sans" fo:font-style="normal" fo:font-weight="bold" style:font-style-asian="normal" style:font-weight-asian="bold" style:font-style-complex="normal" style:font-weight-complex="bold"/>
    </style:style>
    <style:style style:name="P11" style:family="paragraph" style:parent-style-name="Text_20_body">
      <style:text-properties style:font-name="Liberation Sans" fo:font-style="italic" fo:font-weight="normal" style:font-style-asian="italic" style:font-weight-asian="normal" style:font-style-complex="italic"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3f5fbf" style:font-name="Courier New" fo:font-size="9pt" style:font-name-asian="Monospace" style:font-size-asian="9pt" style:font-name-complex="Monospace" style:font-size-complex="9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9pt" style:font-name-asian="Monospace" style:font-size-asian="9pt" style:font-name-complex="Monospace" style:font-size-complex="9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Courier New" fo:font-size="9pt" style:font-name-asian="Monospace" style:font-size-asian="9pt" style:font-name-complex="Monospace" style:font-size-complex="9pt"/>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Text_20_body" style:list-style-name="L1">
      <style:text-properties style:font-name="Liberation Sans" fo:font-style="normal" fo:font-weight="normal" style:font-style-asian="normal" style:font-weight-asian="normal" style:font-style-complex="normal" style:font-weight-complex="normal"/>
    </style:style>
    <style:style style:name="P21" style:family="paragraph" style:parent-style-name="Text_20_body" style:list-style-name="L2">
      <style:text-properties style:font-name="Liberation Sans" fo:font-style="normal" fo:font-weight="normal" style:font-style-asian="normal" style:font-weight-asian="normal" style:font-style-complex="normal" style:font-weight-complex="normal"/>
    </style:style>
    <style:style style:name="P22" style:family="paragraph" style:parent-style-name="Text_20_body" style:list-style-name="L3">
      <style:text-properties style:font-name="Liberation Sans" fo:font-style="normal" style:font-style-asian="normal" style:font-style-complex="normal"/>
    </style:style>
    <style:style style:name="P23" style:family="paragraph" style:parent-style-name="Text_20_body" style:list-style-name="L4">
      <style:text-properties style:font-name="Liberation Sans" fo:font-style="normal" style:font-style-asian="normal" style:font-style-complex="normal"/>
    </style:style>
    <style:style style:name="P24" style:family="paragraph" style:parent-style-name="Text_20_body" style:list-style-name="L5">
      <style:text-properties style:font-name="Liberation Sans"/>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style:font-name="Liberation Sans"/>
    </style:style>
    <style:style style:name="P27" style:family="paragraph" style:parent-style-name="Heading_20_1">
      <style:paragraph-properties fo:break-before="page"/>
      <style:text-properties style:font-name="Liberation Sans" fo:font-weight="bold" style:font-weight-asian="bold" style:font-weight-complex="bold"/>
    </style:style>
    <style:style style:name="P28" style:family="paragraph" style:parent-style-name="Heading_20_1">
      <style:paragraph-properties fo:break-before="page"/>
      <style:text-properties style:font-name="Liberation Sans" fo:font-style="normal" fo:font-weight="bold" style:font-style-asian="normal" style:font-weight-asian="bold" style:font-style-complex="normal" style:font-weight-complex="bold"/>
    </style:style>
    <style:style style:name="P29" style:family="paragraph" style:parent-style-name="Heading_20_1">
      <style:paragraph-properties fo:break-before="page"/>
      <style:text-properties style:font-name="Liberation Sans" fo:font-style="normal" style:font-style-asian="normal" style:font-style-complex="normal"/>
    </style:style>
    <style:style style:name="P30" style:family="paragraph" style:parent-style-name="Heading_20_2">
      <style:text-properties style:font-name="Liberation Sans"/>
    </style:style>
    <style:style style:name="P31" style:family="paragraph">
      <style:paragraph-properties fo:margin-left="0in" fo:margin-right="0in" fo:margin-top="0in" fo:margin-bottom="0in" fo:line-height="100%" fo:text-align="center" fo:text-indent="0in"/>
    </style:style>
    <style:style style:name="P32" style:family="paragraph">
      <style:paragraph-properties fo:margin-left="0in" fo:margin-right="0in" fo:margin-top="0in" fo:margin-bottom="0in" fo:line-height="100%" fo:text-align="center" fo:text-indent="0in"/>
      <style:text-properties fo:color="#000000"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P33" style:family="paragraph">
      <style:paragraph-properties fo:margin-left="0in" fo:margin-right="0in" fo:margin-top="0in" fo:margin-bottom="0in" fo:line-height="100%" fo:text-align="center" fo:text-indent="0in"/>
      <style:text-properties fo:color="#ffffff"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weight="normal" style:font-weight-asian="normal" style:font-weight-complex="normal"/>
    </style:style>
    <style:style style:name="T3" style:family="text">
      <style:text-properties style:font-name="Liberation Sans" fo:font-style="italic" style:font-style-asian="italic" style:font-style-complex="italic"/>
    </style:style>
    <style:style style:name="T4" style:family="text">
      <style:text-properties style:font-name="Liberation Sans" fo:font-style="italic" fo:font-weight="normal" style:font-style-asian="italic" style:font-weight-asian="normal" style:font-style-complex="italic" style:font-weight-complex="normal"/>
    </style:style>
    <style:style style:name="T5" style:family="text">
      <style:text-properties style:font-name="Liberation Sans" fo:font-weight="bold" style:font-weight-asian="bold" style:font-weight-complex="bold"/>
    </style:style>
    <style:style style:name="T6" style:family="text">
      <style:text-properties style:font-name="Liberation Sans" fo:font-style="normal" fo:font-weight="normal" style:font-style-asian="normal" style:font-weight-asian="normal" style:font-style-complex="normal" style:font-weight-complex="normal"/>
    </style:style>
    <style:style style:name="T7" style:family="text">
      <style:text-properties style:font-name="Liberation Sans" fo:font-style="normal" style:font-style-asian="normal" style:font-style-complex="normal"/>
    </style:style>
    <style:style style:name="T8" style:family="text">
      <style:text-properties style:font-name="Liberation Sans" fo:font-style="normal" fo:font-weight="bold" style:font-style-asian="normal" style:font-weight-asian="bold" style:font-style-complex="normal"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color="#7f0055"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fo:color="#3f5fbf"/>
    </style:style>
    <style:style style:name="T16" style:family="text">
      <style:text-properties fo:color="#3f5fbf" style:text-underline-style="solid" style:text-underline-width="auto" style:text-underline-color="font-color"/>
    </style:style>
    <style:style style:name="T17" style:family="text">
      <style:text-properties fo:color="#7f9fbf" fo:font-weight="bold" style:font-weight-asian="bold" style:font-weight-complex="bold"/>
    </style:style>
    <style:style style:name="T18" style:family="text">
      <style:text-properties fo:color="#7f7f9f"/>
    </style:style>
    <style:style style:name="T19" style:family="text">
      <style:text-properties fo:color="#3f7f5f"/>
    </style:style>
    <style:style style:name="T20" style:family="text">
      <style:text-properties fo:color="#3f7f5f" style:text-underline-style="solid" style:text-underline-width="auto" style:text-underline-color="font-color"/>
    </style:style>
    <style:style style:name="T21" style:family="text">
      <style:text-properties fo:color="#0000c0"/>
    </style:style>
    <style:style style:name="T22" style:family="text">
      <style:text-properties fo:color="#0000c0" fo:font-style="italic" style:font-style-asian="italic" style:font-style-complex="italic"/>
    </style:style>
    <style:style style:name="T23" style:family="text">
      <style:text-properties fo:color="#2a00ff"/>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color="#000000"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7" style:family="text">
      <style:text-properties fo:color="#ffffff"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8" style:family="text">
      <style:text-properties style:use-window-font-color="true"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4e376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0093d9"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c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ssive Data Manifesto</text:p>
      <text:p text:style-name="P2"/>
      <text:p text:style-name="P2">7th December 2012</text:p>
      <text:p text:style-name="P2"/>
      <text:p text:style-name="P2">Ian Lawson (SSA Red Hat EMEA)</text:p>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9"><text:a xlink:type="simple" xlink:href="#__RefHeading__105_818861292" text:style-name="Index_20_Link" text:visited-style-name="Index_20_Link">1 <text:s text:c="2"/>Introduction and Precis<text:tab/>3</text:a></text:p>
          <text:p text:style-name="P19"><text:a xlink:type="simple" xlink:href="#__RefHeading__106_575758349" text:style-name="Index_20_Link" text:visited-style-name="Index_20_Link">2 <text:s text:c="2"/>High Level Component Architecture<text:tab/>4</text:a></text:p>
          <text:p text:style-name="P19"><text:a xlink:type="simple" xlink:href="#__RefHeading__137_1298941033" text:style-name="Index_20_Link" text:visited-style-name="Index_20_Link">3 <text:s text:c="2"/>What is 'Big Data'?<text:tab/>5</text:a></text:p>
          <text:p text:style-name="P19"><text:a xlink:type="simple" xlink:href="#__RefHeading__19081_1298941033" text:style-name="Index_20_Link" text:visited-style-name="Index_20_Link">4 <text:s text:c="2"/>Currency Concepts<text:tab/>7</text:a></text:p>
          <text:p text:style-name="P19"><text:a xlink:type="simple" xlink:href="#__RefHeading__19083_1298941033" text:style-name="Index_20_Link" text:visited-style-name="Index_20_Link">5 <text:s text:c="2"/>Elucidus Design and Pipeline<text:tab/>13</text:a></text:p>
          <text:p text:style-name="P17"><text:a xlink:type="simple" xlink:href="#__RefHeading__697_977000267" text:style-name="Index_20_Link" text:visited-style-name="Index_20_Link">Generator Content Scaling – Extensible Best Case Analysis<text:tab/>16</text:a></text:p>
          <text:p text:style-name="P19"><text:a xlink:type="simple" xlink:href="#__RefHeading__19085_1298941033" text:style-name="Index_20_Link" text:visited-style-name="Index_20_Link">6 <text:s text:c="2"/>Near-RealTime Data Surfacing/In-Memory Cache – JDG<text:tab/>17</text:a></text:p>
          <text:p text:style-name="P19"><text:a xlink:type="simple" xlink:href="#__RefHeading__708_977000267" text:style-name="Index_20_Link" text:visited-style-name="Index_20_Link">7 <text:s text:c="2"/>Near-realtime Data Surfacing Search Components<text:tab/>19</text:a></text:p>
          <text:p text:style-name="P19"><text:a xlink:type="simple" xlink:href="#__RefHeading__19087_1298941033" text:style-name="Index_20_Link" text:visited-style-name="Index_20_Link">8 <text:s text:c="2"/>Long Term Data Persisted Cache/Re-Surfacing (RHS)<text:tab/>20</text:a></text:p>
          <text:p text:style-name="P17"><text:a xlink:type="simple" xlink:href="#__RefHeading__2690_798312407" text:style-name="Index_20_Link" text:visited-style-name="Index_20_Link">'Shelving'<text:tab/>20</text:a></text:p>
          <text:p text:style-name="P17"><text:a xlink:type="simple" xlink:href="#__RefHeading__2692_798312407" text:style-name="Index_20_Link" text:visited-style-name="Index_20_Link">'Re-Surfacing'<text:tab/>21</text:a></text:p>
          <text:p text:style-name="P19"><text:a xlink:type="simple" xlink:href="#__RefHeading__710_977000267" text:style-name="Index_20_Link" text:visited-style-name="Index_20_Link">9 <text:s text:c="3"/>Long Term Data Persisted Cache Search Components<text:tab/>22</text:a></text:p>
          <text:p text:style-name="P19"><text:a xlink:type="simple" xlink:href="#__RefHeading__19089_1298941033" text:style-name="Index_20_Link" text:visited-style-name="Index_20_Link">10 <text:s text:c="2"/>Scaling the Massive Data Solution<text:tab/>23</text:a></text:p>
          <text:p text:style-name="P19"><text:a xlink:type="simple" xlink:href="#__RefHeading__19091_1298941033" text:style-name="Index_20_Link" text:visited-style-name="Index_20_Link">11 <text:s text:c="2"/>Componentising the Solution – Pluggable Layers<text:tab/>24</text:a></text:p>
        </text:index-body>
      </text:table-of-content>
      <text:p text:style-name="P3"/>
      <text:p text:style-name="P3"/>
      <text:h text:style-name="P26" text:outline-level="1"><text:bookmark-start text:name="__RefHeading__105_818861292"/><text:s text:c="3"/>Introduction and Precis<text:bookmark-end text:name="__RefHeading__105_818861292"/></text:h>
      <text:p text:style-name="P6">This document is intended to describe a scaleable mechanism for provision of Massive Data systems.</text:p>
      <text:p text:style-name="P6">What is meant by a Massive Data system is a system that allows the analysis and consumption of huge amounts of unstructured data in such a way as to ease the analysis and allow consuming applications to quickly and efficiently surface and process data within their estates.</text:p>
      <text:p text:style-name="P6">The solution discussed in this paper uses a number of Red Hat technologies in a way so as to allow almost infinite scaling such that huge data loads can be surfaced very quickly and persisted in such a way as to allow much faster access of forensic data.</text:p>
      <text:p text:style-name="P6">The system will employ Open Standards and provide an extensible framework, specifically in the area of data import and export, which will allow a large degree of flexibility and agility when it comes to dealing with disparate and new data sources.</text:p>
      <text:p text:style-name="P6">The system will also provide very scaleable and configurable components, specifically in the areas of in-memory data caching and persisted caching, such that a system can be tuned specifically to a customers required problem space. </text:p>
      <text:p text:style-name="P6">The system itself consists of three main components, each of which is discussed in greater detail throughout the document. These components are:</text:p>
      <text:p text:style-name="P5"><text:span text:style-name="T1">Elucidus</text:span><text:span text:style-name="T2"> which forms the extensible data import/export mechanism. The goal of this component is to provide the mechanism to attain data and format it (without losing data content or context) in such a way as to allow easy storage within a 2-dimensional NoSQL data store. This is discussed in detail later on in the document.</text:span></text:p>
      <text:p text:style-name="P5"><text:span text:style-name="T1">JBoss Data Grid (Memory-Based Data Source)</text:span><text:span text:style-name="T2"> which provides a highly scaleable in-memory NoSQL 2-dimensional data store for extremely fast data surfacing. This component provides the first tier of data storage within the system, is fed by Elucidus and persists, when necessary, data to the underlying Persisted Data Source.</text:span></text:p>
      <text:p text:style-name="P5"><text:span text:style-name="T1">Red Hat Storage (Persisted Data Source) </text:span><text:span text:style-name="T2">which provides a highly scaleable persisted data source for storing vast amounts of data. This will be used by the Memory-Based Data Source to 'offline' large amounts of data, for later processing or forensic analysis.</text:span></text:p>
      <text:p text:style-name="P5"><text:span text:style-name="T2">The proposed system does </text:span><text:span text:style-name="T3">not</text:span><text:span text:style-name="T2"> provide analysis tools and techniques, and this is by design. The system is designed to provide a massive data storage system that can surface appropriately data on-demand, be it from in-memory or persisted forensic storage. The data surfaced will be in a 2-dimensional name-value pair format that retains object referential information (this is what Elucidus does) meaning that analysis is very simple.</text:span></text:p>
      <text:p text:style-name="P7">The scope of this paper is to provide a high-level architecture and a low-level implementation model, down to the level of actual code examples. Therefore the intended audience of this document is a technical level.</text:p>
      <text:p text:style-name="P7"/>
      <text:h text:style-name="P27" text:outline-level="1"><text:bookmark-start text:name="__RefHeading__106_575758349"/><text:s text:c="3"/>High Level Component Architecture<text:bookmark-end text:name="__RefHeading__106_575758349"/></text:h>
      <text:p text:style-name="P7">This section defines the key components of the system, the architecture of the system in terms of the connectivity of the components and a high level description of the implementation and configuration of the components, along with a description as to why the component has been chosen.</text:p>
      <text:p text:style-name="P7"><draw:g text:anchor-type="paragraph" draw:z-index="0" draw:style-name="gr1"><draw:custom-shape draw:style-name="gr2" draw:text-style-name="P32" svg:width="2.0421in" svg:height="0.8571in" svg:x="0.5835in" svg:y="0.0839in"><text:p text:style-name="P31"><text:span text:style-name="T26">Raw Data</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3" draw:text-style-name="P33" svg:width="2.5524in" svg:height="0.5461in" svg:x="0.2917in" svg:y="1.5646in"><text:p text:style-name="P31"><text:span text:style-name="T27">Elucidus</text:span></text:p><draw:enhanced-geometry svg:viewBox="0 0 21600 21600" draw:type="rectangle" draw:enhanced-path="M 0 0 L 21600 0 21600 21600 0 21600 0 0 Z N"/></draw:custom-shape><draw:custom-shape draw:style-name="gr4" draw:text-style-name="P34" svg:width="3.1358in" svg:height="1.0913in" svg:x="0in" svg:y="2.5776in"><text:p text:style-name="P31"><text:span text:style-name="T28">In-Memory Cache (JDG)</text:span></text:p><draw:enhanced-geometry svg:viewBox="0 0 21600 21600" draw:type="rectangle" draw:enhanced-path="M 0 0 L 21600 0 21600 21600 0 21600 0 0 Z N"/></draw:custom-shape><draw:custom-shape draw:style-name="gr5" draw:text-style-name="P33" svg:width="3.1358in" svg:height="1.0913in" svg:x="0in" svg:y="4.2921in"><text:p text:style-name="P31"><text:span text:style-name="T27">Persisted Cache (RHS)</text:span></text:p><draw:enhanced-geometry svg:viewBox="0 0 21600 21600" draw:type="rectangle" draw:enhanced-path="M 0 0 L 21600 0 21600 21600 0 21600 0 0 Z N"/></draw:custom-shape><draw:line draw:style-name="gr6" draw:text-style-name="P35" svg:x1="1.6039in" svg:y1="0.9409in" svg:x2="1.6039in" svg:y2="1.5646in"><text:p/></draw:line><draw:line draw:style-name="gr6" draw:text-style-name="P35" svg:x1="1.6039in" svg:y1="2.1102in" svg:x2="1.6039in" svg:y2="2.578in"><text:p/></draw:line><draw:line draw:style-name="gr6" draw:text-style-name="P35" svg:x1="0.9476in" svg:y1="3.6673in" svg:x2="0.9476in" svg:y2="4.2909in"><text:p/></draw:line><draw:line draw:style-name="gr6" draw:text-style-name="P35" svg:x1="2.1874in" svg:y1="4.0571in" svg:x2="2.1874in" svg:y2="3.6673in"><text:p/></draw:line><draw:custom-shape draw:style-name="gr3" draw:text-style-name="P33" svg:width="1.8232in" svg:height="1.0913in" svg:x="3.1354in" svg:y="2.5776in"><text:p text:style-name="P31"><text:span text:style-name="T27">Search</text:span></text:p><text:p text:style-name="P31"><text:span text:style-name="T27">and Retrieve</text:span></text:p><draw:enhanced-geometry svg:viewBox="0 0 21600 21600" draw:type="rectangle" draw:enhanced-path="M 0 0 L 21600 0 21600 21600 0 21600 0 0 Z N"/></draw:custom-shape><draw:custom-shape draw:style-name="gr3" draw:text-style-name="P33" svg:width="1.8232in" svg:height="1.0913in" svg:x="3.1354in" svg:y="4.2921in"><text:p text:style-name="P31"><text:span text:style-name="T27">Search</text:span></text:p><text:p text:style-name="P31"><text:span text:style-name="T27">and Retrieve</text:span></text:p><draw:enhanced-geometry svg:viewBox="0 0 21600 21600" draw:type="rectangle" draw:enhanced-path="M 0 0 L 21600 0 21600 21600 0 21600 0 0 Z N"/></draw:custom-shape><draw:line draw:style-name="gr6" draw:text-style-name="P35" svg:x1="4.5209in" svg:y1="2.1882in" svg:x2="4.5209in" svg:y2="2.578in"><text:p/></draw:line><draw:line draw:style-name="gr6" draw:text-style-name="P35" svg:x1="4.5209in" svg:y1="2.1882in" svg:x2="6.1252in" svg:y2="2.1882in"><text:p/></draw:line><draw:line draw:style-name="gr6" draw:text-style-name="P35" svg:x1="4.5209in" svg:y1="3.9028in" svg:x2="4.5209in" svg:y2="4.2925in"><text:p/></draw:line><draw:line draw:style-name="gr6" draw:text-style-name="P35" svg:x1="4.5209in" svg:y1="3.9028in" svg:x2="6.1252in" svg:y2="3.9028in"><text:p/></draw:line><draw:line draw:style-name="gr7" draw:text-style-name="P35" svg:x1="2.1874in" svg:y1="4.0587in" svg:x2="3.5728in" svg:y2="4.0587in"><text:p/></draw:line><draw:line draw:style-name="gr6" draw:text-style-name="P35" svg:x1="3.5728in" svg:y1="4.0587in" svg:x2="3.5728in" svg:y2="4.2925in"><text:p/></draw:line><draw:custom-shape draw:style-name="gr8" draw:text-style-name="P32" svg:width="0.8752in" svg:height="0.5461in" svg:x="6.1252in" svg:y="1.9539in"><text:p text:style-name="P31"><text:span text:style-name="T26">User</text:span></text:p><draw:enhanced-geometry svg:viewBox="0 0 21600 21600" draw:type="rectangle" draw:enhanced-path="M 0 0 L 21600 0 21600 21600 0 21600 0 0 Z N"/></draw:custom-shape><draw:custom-shape draw:style-name="gr8" draw:text-style-name="P32" svg:width="0.8752in" svg:height="0.5461in" svg:x="6.1252in" svg:y="3.6685in"><text:p text:style-name="P31"><text:span text:style-name="T26">User</text:span></text:p><draw:enhanced-geometry svg:viewBox="0 0 21600 21600" draw:type="rectangle" draw:enhanced-path="M 0 0 L 21600 0 21600 21600 0 21600 0 0 Z N"/></draw:custom-shape></draw:g></text:p>
      <text:p text:style-name="P7"/>
      <text:p text:style-name="P7"/>
      <text:p text:style-name="P7"/>
      <text:p text:style-name="Text_20_body"><text:span text:style-name="T5"><text:s/></text:span><text:span text:style-name="T2"><text: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e items shown in 'Purple' are components specific to the Massive Data proposition and will be coded in an Open Source fashion.</text:p>
      <text:p text:style-name="P7">The item shown in Light Blue is JBoss Data Grid, an in-memory NoSQL cache that allows for large amounts of data to be held, returned and analysed in Near-Realtime. This component exists and will be used as-is.</text:p>
      <text:p text:style-name="P7">The item shown in Red is the Red Hat Storage product which provides a massively scaling NAS storage system with a single Global Namespace. In this architecture this is used for forensic 'offline' searchable data storage.</text:p>
      <text:h text:style-name="P26" text:outline-level="1"><text:bookmark-start text:name="__RefHeading__137_1298941033"/><text:s text:c="3"/>What is 'Big Data'?<text:bookmark-end text:name="__RefHeading__137_1298941033"/></text:h>
      <text:p text:style-name="P6">The industry is currently undergoing a number of trends in terms of the terminology being used. One of these is, unfortunately, 'Big Data', which in itself is vague enough for a number of companies to claim solutions in the Big Data space without actually understanding the concepts of what 'Big Data' actually entails.</text:p>
      <text:p text:style-name="P5"><text:span text:style-name="T1">Big Data is not a huge structured database.</text:span><text:span text:style-name="T2"> Claims of solving the Big Data problem using databases are really missing the point. Big Data is all about huge amounts of unstructured, or </text:span><text:span text:style-name="T4">non-deterministic</text:span><text:span text:style-name="T6"> structured data, meaning that when data is surfaced it can be of any structure and a Big Data system should be able to make analytic suggestions and generate trends without having to understand the original data structures, </text:span><text:span text:style-name="T7">unless</text:span><text:span text:style-name="T6"> that structure is pertinent to the </text:span><text:span text:style-name="T4">context</text:span><text:span text:style-name="T6"> of the data (more later).</text:span></text:p>
      <text:p text:style-name="P5"><text:span text:style-name="T7">Big Data is not a Reductive Approach.</text:span><text:span text:style-name="T6"> This is important. When dealing with large volumes of any data in the past the most efficient way of handling and surfacing the data was using an approach known as </text:span><text:span text:style-name="T4">Reductive Normalisation</text:span><text:span text:style-name="T6">. This entailed effectively cherry-picking data and discarding content that could not be 'squeezed' into the target system's own data formats. All the major search engines work with Reductive Normalisation simply because in the days of limited storage and limited compute the easiest way to offer efficient and fast data surfacing was to limit the data that was actually processed for searching. With a Big Data problem a customer cannot afford to discard data </text:span><text:span text:style-name="T7">or</text:span><text:span text:style-name="T6"> context of data, as, as will be discussed later, these total components provide a vast insight into the data itself, and often the data that is lost due to Reductive Normalisation is the most important in terms of Big Data trending and analysis. In previous generations of systems Reductive Normalisation was the norm, and rightfully so, but given a scaleable solution encompassing massive storage and massive compute there is no longer a pressing need to reduce the data being used.</text:span></text:p>
      <text:p text:style-name="P5"><text:span text:style-name="T7">Big Data is not a singular concept, making it one loses the concept of what Big Data is all about.</text:span><text:span text:style-name="T6"> Simplifying a system and referring to it's contents as 'Big Data' trivialises what can and should be achieved with a Big Data system. Put simply, the concept of Big Data encompasses the acquisition, interrogation and interpretation of the data, not just the storage or the analysis or the acquisition. These are components of a Big Data system but, for example, just having a scaleable database with non-deterministic structure capabilities does not make a complete Big Data system.</text:span></text:p>
      <text:p text:style-name="P8">The easiest way of visualising a Big Data system is to think of it as a configurable Rosetta Stone that can take information in any format and, without losing data content, quality or context, surface it in such a way as to be able to compare it directly with any other information through the same context. </text:p>
      <text:p text:style-name="P5"><text:span text:style-name="T6">Where companies and customers get a little confused is in what you can actually </text:span><text:span text:style-name="T7">do</text:span><text:span text:style-name="T6"> with a Big Data system. The concept of being able to attain, interrogate and interpret data is often lost in the mechanics of providing a system that can </text:span><text:span text:style-name="T4">store</text:span><text:span text:style-name="T6"> huge amounts of data or a system that can </text:span><text:span text:style-name="T4">process</text:span><text:span text:style-name="T6"> huge amounts of data. </text:span></text:p>
      <text:p text:style-name="P5"><text:span text:style-name="T6">Put very simply, aside from the acquisition of data (as described via the Rosetta Stone analogy), the perfect Big Data system would offer (near) real-time data searching and content/context analysis in combination with non-realtime extensive data searching and </text:span><text:soft-page-break/><text:span text:style-name="T6">trending. The best system would offer a solution where the boundary between (near) realtime and non-realtime data usage was identical </text:span><text:span text:style-name="T4">other than the processing response times</text:span><text:span text:style-name="T6">, </text:span><text:span text:style-name="T6">meaning the functionality and surfacing mechanism for data would be identical.</text:span></text:p>
      <text:p text:style-name="P8">One of the key advantages of the use of a Big Data system is that it makes the data transparent and much, much easier to identify patterns and trends in. By flattening out and normalising the data, especially in Non-Reductive Normalisation situations, context and detail can be seen that before was hidden in the static of the data format itself. A simplistic example is as follows – say you are monitoring tweets and start to see a replication of the term 'New Year'. By normalising and extending the data to include context, such as time stamping, it can be easily seen that the majority of tweets around 'New Year' occur around the 31st December. The context (i.e. The timestamp of the tweet) combined with token identification (looking for 'New Year', or 'Neu Jahre' to extend it somewhat) reveals context about the messages that was not present in the actual messages themselves – the fact that the 31st of December is the celebration of the New Year. It is a pithy example but it shows how, from context and token comparison, additional information can be inferred from data.</text:p>
      <text:p text:style-name="P8">Given the previous example it is also worth pointing out that the reverse inference can be done – by looking at data for a given timestamp (or range) similarities in data can be detected. In the pithy example it would be noted that a number of tweets with the timestamp of the 31st December contained the tokens 'Happy New Year', so an inference could be made by the existence of tokens.</text:p>
      <text:p text:style-name="P8">These two approaches are extremely simplistic but show the flexibility of transparent data – the key goal of a good Big Data system is to ensure that data is surfaced in a transparent, consistent and efficient way for post-processing.</text:p>
      <text:p text:style-name="P8"/>
      <text:p text:style-name="P8"/>
      <text:h text:style-name="P28" text:outline-level="1"><text:bookmark-start text:name="__RefHeading__19081_1298941033"/><text:s text:c="3"/>Currency Concepts<text:bookmark-end text:name="__RefHeading__19081_1298941033"/></text:h>
      <text:p text:style-name="P8">In order for a system to work efficiently and be as extensible as possible while being tightly controlled it is paramount to use a defined and capable data currency.</text:p>
      <text:p text:style-name="P12"><text:span text:style-name="T7">This concept of a lowest-common-denominator currency will allow the Massive Data system to normalise incoming data to a format that allows it to retain the entire data content plus context, but also be of a level that is consistent for </text:span><text:span text:style-name="T8">all </text:span><text:span text:style-name="T7">data within the system. This meets the two most basic requirements of the data currency:</text:span></text:p>
      <text:list xml:id="list21534376411" text:style-name="L1">
        <text:list-item>
          <text:p text:style-name="P20">Non-reductive normalisation, meaning no data (content or context) is lost during ingestion.</text:p>
        </text:list-item>
        <text:list-item>
          <text:p text:style-name="P20">Consistent data surfacing, meaning all data can be search/compared in an identical fashion.</text:p>
        </text:list-item>
      </text:list>
      <text:p text:style-name="P8">These are standard requirements of a data currency, but the Massive Data system, via Elucidus provides a new level of data control, called 'self-inferencing'. </text:p>
      <text:p text:style-name="P8">Put simply this means that any data stored within the system is labeled such that it's ownership and original structure can be inferred from the label of the data itself. </text:p>
      <text:p text:style-name="P8">In addition groups of data (called 'Items'), which are simply name/value(object) pairs surfaced from an individual target data source implement a 'comparitor' mechanism, whereby each item defines the fields within it that make it unique. </text:p>
      <text:p text:style-name="P8">These concepts allow the fields (aspects) and data units (items) to be entirely self-inferring, meaning that the aspects can be stored separately yet still retain linkage allowing for item level referencing. It also allows for efficient and accurate item identification.</text:p>
      <text:p text:style-name="P12"><text:span text:style-name="T7">At it's most simple the basic currency within the Massive Data solution is as follows – the lowest base currency is an </text:span><text:span text:style-name="T8">aspect</text:span><text:span text:style-name="T7"> which is simply a textual field mapped to a value, which can be textual, binary or JAVA Object. These </text:span><text:span text:style-name="T8">aspects</text:span><text:span text:style-name="T7"> are grouped together into virtual </text:span><text:span text:style-name="T8">items</text:span><text:span text:style-name="T7"> which indicate the sourcing of the </text:span><text:span text:style-name="T8">aspects</text:span><text:span text:style-name="T7"> – there are no physical </text:span><text:span text:style-name="T8">items</text:span><text:span text:style-name="T7"> themselves, the concept of an </text:span><text:span text:style-name="T8">item</text:span><text:span text:style-name="T7"> is a sub-component of the </text:span><text:span text:style-name="T8">aspect</text:span><text:span text:style-name="T7"> name. </text:span></text:p>
      <text:p text:style-name="P12"><text:span text:style-name="T7">Elucidus is the mechanism that converts raw data into </text:span><text:span text:style-name="T8">aspects</text:span><text:span text:style-name="T7"> and assigns</text:span><text:span text:style-name="T8"> </text:span><text:span text:style-name="T7">each </text:span><text:span text:style-name="T8">aspect</text:span><text:span text:style-name="T7"> a properly formatted name. This name is where the inference is surfaced, and currently the format of an </text:span><text:span text:style-name="T8">aspect</text:span><text:span text:style-name="T7"> name is as follows:</text:span></text:p>
      <text:p text:style-name="P8">{cache-name}.UUID[._]{UTC_temporal_stamp}.{n-dimensional-field-names}.field_name</text:p>
      <text:p text:style-name="P12"><text:span text:style-name="T7">Items in {} are optional, items in [] are one of the characters provided. The UUID is a unique identifier </text:span><text:span text:style-name="T3">within an individual cache.</text:span></text:p>
      <text:p text:style-name="P12"><text:span text:style-name="T7">Caches provide the physical/virtual storage mechanism for items – the inclusion of a cache-name at the start of the </text:span><text:span text:style-name="T8">aspect</text:span><text:span text:style-name="T7"> name is designed to allow re-population of data caches – this is very important in the Massive Data solution as it provides referential integrity when moving data from the fast, in-memory cache components into the long term physical caching components and then re-surfacing them into the fast cache at some point in the future. The inclusion of the cache-name allows the cache to be reconstituted from </text:span><text:span text:style-name="T8">aspects</text:span><text:span text:style-name="T7"> while retaining the inferred item level compartmentation (more in a moment).</text:span></text:p>
      <text:p text:style-name="P12"><text:soft-page-break/><text:span text:style-name="T7">It is worth noting at this point the use of temporal stamping – by allowing for either </text:span><text:span text:style-name="T3">cache-name.UUID.timestamp</text:span><text:span text:style-name="T7"> or </text:span><text:span text:style-name="T3">cache-name.UUID_timestamp</text:span><text:span text:style-name="T7"> we allow the system to cater for </text:span><text:span text:style-name="T7">multiple instances of the same item at different timestamps (UUID_timestamp becomes a unique timestamp based ID and therefore a separate 'item' within the system) or only ever having one up-to-date copy of an item (using the item's own comparitors and then removing all </text:span><text:span text:style-name="T8">aspects</text:span><text:span text:style-name="T7"> with the UUID and replacing them with the same UUID but a different timestamp component separated by a '.' in the </text:span><text:span text:style-name="T8">aspect</text:span><text:span text:style-name="T7"> name, i.e. cache-name.UUID.timestamp.</text:span></text:p>
      <text:p text:style-name="P12"><text:span text:style-name="T7">The whole </text:span><text:span text:style-name="T8">aspect</text:span><text:span text:style-name="T7"> concept is based around each of the name's being unique – the use of a fast, in-memory 2D NoSQL datastore requires this but also allows for some clever manipulation of the names in order to infer other data. It is worth looking at a pithy example now to show this in action.</text:span></text:p>
      <text:p text:style-name="P8">Say we have a data cache, called 'MyData', and two raw data item, rows from separate databases, as follows:</text:p>
      <text:p text:style-name="P12"><text:span text:style-name="T7">Row 1 – </text:span><text:span text:style-name="T8">Name:</text:span><text:span text:style-name="T7"> Ian Lawson, </text:span><text:span text:style-name="T8">Age:</text:span><text:span text:style-name="T7"> 43, </text:span><text:span text:style-name="T8">Nationality:</text:span><text:span text:style-name="T7"> English</text:span></text:p>
      <text:p text:style-name="P12"><text:span text:style-name="T7">Row 2 – </text:span><text:span text:style-name="T8">Name: </text:span><text:span text:style-name="T7">Ian Lawson, </text:span><text:span text:style-name="T8">Born: </text:span><text:span text:style-name="T7">1969, </text:span><text:span text:style-name="T8">Place-of-birth:</text:span><text:span text:style-name="T7"> Bristol</text:span></text:p>
      <text:p text:style-name="P12"><text:span text:style-name="T7">We have an Elucidus generator (Elucidus offers three main functionality components, Generators, that produce Items from raw data, Persistence, which stores Items in a physical/virtual mechanism, and Surfacers, which search Persistence mechanisms appropriately) which will convert database rows into sets of </text:span><text:span text:style-name="T8">aspects</text:span><text:span text:style-name="T7">. After processing row 1 we get:</text:span></text:p>
      <text:p text:style-name="P8">(Assumption – unique ID generated for the data cache for this item is '1234')</text:p>
      <text:p text:style-name="P8">MyData.1234.Name = Ian Lawson</text:p>
      <text:p text:style-name="P8">MyData.1234.Age = 43</text:p>
      <text:p text:style-name="P8">MyData.1234.Nationality = English</text:p>
      <text:p text:style-name="P8">After processing row 2 we get:</text:p>
      <text:p text:style-name="P8">(Assumption – unique ID generated for the data cache for this item is '1235')</text:p>
      <text:p text:style-name="P8">MyData.1235.Name = Ian Lawson</text:p>
      <text:p text:style-name="P8">MyData.1235.Born = 1969</text:p>
      <text:p text:style-name="P8">MyData.1235.Place-of-birth = Bristol</text:p>
      <text:p text:style-name="P12"><text:span text:style-name="T7">By just using the set of </text:span><text:span text:style-name="T8">aspect</text:span><text:span text:style-name="T7"> names we can immediately extract the item registry (1234, 1235) and a field name data dictionary (Name, Age, Nationality,Born,Place-of-birth).</text:span></text:p>
      <text:p text:style-name="P13"><text:span text:style-name="T1">Without</text:span><text:span text:style-name="T7"> knowing the structure of the original data we can now get the objects in one of two ways – firstly, we could process the registry (i.e. 'get all </text:span><text:span text:style-name="T8">aspects</text:span><text:span text:style-name="T7"> that match *.1234.*) </text:span><text:span text:style-name="T8">or</text:span><text:span text:style-name="T7"> or we can use the data-dictionary and run a coarse pass to get the data for an item (if wildcard searches are not supported by the persistence mechanism, i.e. asking for MyData.1234.(fields) would return the appropriate fields for the object, any non-existent field would simply return nothing.</text:span></text:p>
      <text:p text:style-name="P8">The use of an extended naming approach means that we can retain the uniqueness of items within a cache without having to store metadata about the item at all – both the registry and <text:soft-page-break/>the data dictionary can be rebuilt on demand simply by getting the entire key-set for the cache.</text:p>
      <text:p text:style-name="P8">For reference the class definition for the Item is shown below:</text:p>
      <table:table table:name="Table4" table:style-name="Table4">
        <table:table-column table:style-name="Table4.A"/>
        <table:table-row>
          <table:table-cell table:style-name="Table4.A1" office:value-type="string">
            <text:p text:style-name="P4"><text:span text:style-name="T13">package</text:span><text:span text:style-name="T9"> org.elucidus.currency;</text:span></text:p>
            <text:p text:style-name="P16"/>
            <text:p text:style-name="P16"><text:span text:style-name="T13">import</text:span><text:span text:style-name="T9"> java.io.Serializable;</text:span></text:p>
            <text:p text:style-name="P16"><text:span text:style-name="T13">import</text:span><text:span text:style-name="T9"> java.util.ArrayList;</text:span></text:p>
            <text:p text:style-name="P16"><text:span text:style-name="T13">import</text:span><text:span text:style-name="T9"> java.util.Hashtable;</text:span></text:p>
            <text:p text:style-name="P16"><text:span text:style-name="T13">import</text:span><text:span text:style-name="T9"> java.util.List;</text:span></text:p>
            <text:p text:style-name="P16"/>
            <text:p text:style-name="P16"><text:span text:style-name="T13">import</text:span><text:span text:style-name="T9"> org.elucidus.exceptions.ContentNotUniqueException;</text:span></text:p>
            <text:p text:style-name="P16"><text:span text:style-name="T13">import</text:span><text:span text:style-name="T9"> org.elucidus.exceptions.InvalidObjectTypeException;</text:span></text:p>
            <text:p text:style-name="P16"/>
            <text:p text:style-name="P14">/**</text:p>
            <text:p text:style-name="P14"><text:s/>* This class represents a single lowest common denominator Item for an <text:span text:style-name="T14">Elucidus</text:span> system.</text:p>
            <text:p text:style-name="P16"><text:span text:style-name="T15"><text:s/>* </text:span><text:span text:style-name="T17">@author</text:span><text:span text:style-name="T15"> </text:span><text:span text:style-name="T16">Ian</text:span><text:span text:style-name="T15"> </text:span><text:span text:style-name="T16">Lawson</text:span><text:span text:style-name="T15"> (&lt;a </text:span><text:span text:style-name="T16">href</text:span><text:span text:style-name="T15">="mailto:ian.lawson</text:span><text:span text:style-name="T16">@redhat.com</text:span><text:span text:style-name="T15">"&gt;ian.lawson</text:span><text:span text:style-name="T16">@redhat.com</text:span><text:span text:style-name="T18">&lt;/a&gt;</text:span><text:span text:style-name="T15">).</text:span></text:p>
            <text:p text:style-name="P14"><text:s/>*/</text:p>
            <text:p text:style-name="P16"><text:span text:style-name="T13">public</text:span><text:span text:style-name="T9"> </text:span><text:span text:style-name="T13">class</text:span><text:span text:style-name="T9"> Item </text:span><text:span text:style-name="T13">implements</text:span><text:span text:style-name="T9"> Serializable</text:span></text:p>
            <text:p text:style-name="P15">{</text:p>
            <text:p text:style-name="P16"><text:span text:style-name="T9"><text:s text:c="2"/></text:span><text:span text:style-name="T19">// Required static for </text:span><text:span text:style-name="T20">Serializable</text:span><text:span text:style-name="T19"> interface</text:span></text:p>
            <text:p text:style-name="P16"><text:span text:style-name="T9"><text:s text:c="2"/></text:span><text:span text:style-name="T13">private</text:span><text:span text:style-name="T9"> </text:span><text:span text:style-name="T13">static</text:span><text:span text:style-name="T9"> </text:span><text:span text:style-name="T13">final</text:span><text:span text:style-name="T9"> </text:span><text:span text:style-name="T13">long</text:span><text:span text:style-name="T9"> </text:span><text:span text:style-name="T22">serialVersionUID</text:span><text:span text:style-name="T9"> = 1L;</text:span></text:p>
            <text:p text:style-name="P16"/>
            <text:p text:style-name="P16"><text:span text:style-name="T9"><text:s text:c="2"/></text:span><text:span text:style-name="T19">// Class Properties</text:span></text:p>
            <text:p text:style-name="P16"><text:span text:style-name="T9"><text:s text:c="2"/></text:span><text:span text:style-name="T13">private</text:span><text:span text:style-name="T9"> Hashtable&lt;String,Object&gt; </text:span><text:span text:style-name="T21">_contents</text:span><text:span text:style-name="T9"> = </text:span><text:span text:style-name="T13">null</text:span><text:span text:style-name="T9">;</text:span></text:p>
            <text:p text:style-name="P16"><text:span text:style-name="T9"><text:s text:c="2"/></text:span><text:span text:style-name="T13">private</text:span><text:span text:style-name="T9"> List&lt;String&gt; </text:span><text:span text:style-name="T21">_comparitors</text:span><text:span text:style-name="T9"> = </text:span><text:span text:style-name="T13">null</text:span><text:span text:style-name="T9">;</text:span></text:p>
            <text:p text:style-name="P16"><text:span text:style-name="T9"><text:s text:c="2"/></text:span><text:span text:style-name="T13">private</text:span><text:span text:style-name="T9"> </text:span><text:span text:style-name="T13">long</text:span><text:span text:style-name="T9"> </text:span><text:span text:style-name="T21">_creationUTC</text:span><text:span text:style-name="T9"> = 0;</text:span></text:p>
            <text:p text:style-name="P15"><text:s text:c="2"/></text:p>
            <text:p text:style-name="P16"><text:span text:style-name="T9"><text:s text:c="2"/></text:span><text:span text:style-name="T15">/**</text:span></text:p>
            <text:p text:style-name="P14"><text:s text:c="3"/>* Parameterless constructor, empty item</text:p>
            <text:p text:style-name="P14"><text:s text:c="3"/>*/</text:p>
            <text:p text:style-name="P16"><text:span text:style-name="T9"><text:s text:c="2"/></text:span><text:span text:style-name="T13">public</text:span><text:span text:style-name="T9"> Item()</text:span></text:p>
            <text:p text:style-name="P15"><text:s text:c="2"/>{</text:p>
            <text:p text:style-name="P16"><text:span text:style-name="T9"><text:s text:c="4"/></text:span><text:span text:style-name="T21">_creationUTC</text:span><text:span text:style-name="T9"> = System.</text:span><text:span text:style-name="T10">currentTimeMillis</text:span><text:span text:style-name="T9">();</text:span></text:p>
            <text:p text:style-name="P15"><text:s text:c="4"/></text:p>
            <text:p text:style-name="P16"><text:span text:style-name="T9"><text:s text:c="4"/></text:span><text:span text:style-name="T21">_contents</text:span><text:span text:style-name="T9"> = </text:span><text:span text:style-name="T13">new</text:span><text:span text:style-name="T9"> Hashtable&lt;String,Object&gt;();</text:span></text:p>
            <text:p text:style-name="P15"><text:s text:c="2"/>}</text:p>
            <text:p text:style-name="P15"><text:s text:c="2"/></text:p>
            <text:p text:style-name="P16"><text:span text:style-name="T9"><text:s text:c="2"/></text:span><text:span text:style-name="T15">/**</text:span></text:p>
            <text:p text:style-name="P14"><text:s text:c="3"/>* Deep copy constructor with provided contents</text:p>
            <text:p text:style-name="P16"><text:span text:style-name="T15"><text:s text:c="3"/>* </text:span><text:span text:style-name="T17">@param</text:span><text:span text:style-name="T15"> contents existing contents for creation of a new item</text:span></text:p>
            <text:p text:style-name="P16"><text:span text:style-name="T15"><text:s text:c="3"/>* </text:span><text:span text:style-name="T17">@param</text:span><text:span text:style-name="T15"> comparitors item </text:span><text:span text:style-name="T16">comparitors</text:span><text:span text:style-name="T15"> for uniqueness checks</text:span></text:p>
            <text:p text:style-name="P14"><text:s text:c="3"/>*/</text:p>
            <text:p text:style-name="P16"><text:span text:style-name="T9"><text:s text:c="2"/></text:span><text:span text:style-name="T13">public</text:span><text:span text:style-name="T9"> Item( Hashtable&lt;String,Object&gt; contents, List&lt;String&gt; comparitors )</text:span></text:p>
            <text:p text:style-name="P15"><text:s text:c="2"/>{</text:p>
            <text:p text:style-name="P16"><text:span text:style-name="T9"><text:s text:c="4"/></text:span><text:span text:style-name="T21">_contents</text:span><text:span text:style-name="T9"> = </text:span><text:span text:style-name="T13">new</text:span><text:span text:style-name="T9"> Hashtable&lt;String,Object&gt;();</text:span></text:p>
            <text:p text:style-name="P15"><text:s text:c="4"/></text:p>
            <text:p text:style-name="P16"><text:span text:style-name="T9"><text:s text:c="4"/></text:span><text:span text:style-name="T13">for</text:span><text:span text:style-name="T9">( String key : contents.keySet())</text:span></text:p>
            <text:p text:style-name="P15"><text:s text:c="4"/>{</text:p>
            <text:p text:style-name="P16"><text:span text:style-name="T9"><text:s text:c="6"/></text:span><text:span text:style-name="T21">_contents</text:span><text:span text:style-name="T9">.put( key, contents.get(key));</text:span></text:p>
            <text:p text:style-name="P15"><text:s text:c="4"/>}</text:p>
            <text:p text:style-name="P15"><text:s text:c="4"/></text:p>
            <text:p text:style-name="P16"><text:span text:style-name="T9"><text:s text:c="4"/></text:span><text:span text:style-name="T21">_comparitors</text:span><text:span text:style-name="T9"> = </text:span><text:span text:style-name="T13">new</text:span><text:span text:style-name="T9"> ArrayList&lt;String&gt;();</text:span></text:p>
            <text:p text:style-name="P15"><text:s text:c="4"/></text:p>
            <text:p text:style-name="P16"><text:span text:style-name="T9"><text:s text:c="4"/></text:span><text:span text:style-name="T13">for</text:span><text:span text:style-name="T9">( String comparitor : comparitors )</text:span></text:p>
            <text:p text:style-name="P15"><text:s text:c="4"/>{</text:p>
            <text:p text:style-name="P16"><text:span text:style-name="T9"><text:s text:c="6"/></text:span><text:span text:style-name="T21">_comparitors</text:span><text:span text:style-name="T9">.add(comparitor);</text:span></text:p>
            <text:p text:style-name="P15"><text:s text:c="4"/>}</text:p>
            <text:p text:style-name="P15"><text:s text:c="4"/></text:p>
            <text:p text:style-name="P16"><text:span text:style-name="T9"><text:s text:c="4"/></text:span><text:span text:style-name="T21">_creationUTC</text:span><text:span text:style-name="T9"> = System.</text:span><text:span text:style-name="T10">currentTimeMillis</text:span><text:span text:style-name="T9">(); </text:span></text:p>
            <text:p text:style-name="P15"><text:s text:c="2"/>}</text:p>
            <text:p text:style-name="P15"><text:s text:c="2"/></text:p>
            <text:p text:style-name="P16"><text:soft-page-break/><text:span text:style-name="T9"><text:s text:c="2"/></text:span><text:span text:style-name="T15">/**</text:span></text:p>
            <text:p text:style-name="P14"><text:s text:c="3"/>* Dependency injection constructor with time.</text:p>
            <text:p text:style-name="P16"><text:span text:style-name="T15"><text:s text:c="3"/>* </text:span><text:span text:style-name="T17">@param</text:span><text:span text:style-name="T15"> contents contents to store</text:span></text:p>
            <text:p text:style-name="P16"><text:span text:style-name="T15"><text:s text:c="3"/>* </text:span><text:span text:style-name="T17">@param</text:span><text:span text:style-name="T15"> comparitors </text:span><text:span text:style-name="T16">comparitors</text:span><text:span text:style-name="T15"> to store</text:span></text:p>
            <text:p text:style-name="P16"><text:span text:style-name="T15"><text:s text:c="3"/>* </text:span><text:span text:style-name="T17">@param</text:span><text:span text:style-name="T15"> originalCreationUTC original UTC creation time to store</text:span></text:p>
            <text:p text:style-name="P14"><text:s text:c="3"/>*/</text:p>
            <text:p text:style-name="P16"><text:span text:style-name="T9"><text:s text:c="2"/></text:span><text:span text:style-name="T13">public</text:span><text:span text:style-name="T9"> Item( Hashtable&lt;String,Object&gt; contents, List&lt;String&gt; comparitors, </text:span><text:span text:style-name="T13">long</text:span><text:span text:style-name="T9"> originalCreationUTC )</text:span></text:p>
            <text:p text:style-name="P15"><text:s text:c="2"/>{</text:p>
            <text:p text:style-name="P16"><text:span text:style-name="T9"><text:s text:c="4"/></text:span><text:span text:style-name="T21">_contents</text:span><text:span text:style-name="T9"> = </text:span><text:span text:style-name="T13">new</text:span><text:span text:style-name="T9"> Hashtable&lt;String,Object&gt;();</text:span></text:p>
            <text:p text:style-name="P15"><text:s text:c="4"/></text:p>
            <text:p text:style-name="P16"><text:span text:style-name="T9"><text:s text:c="4"/></text:span><text:span text:style-name="T13">for</text:span><text:span text:style-name="T9">( String key : contents.keySet())</text:span></text:p>
            <text:p text:style-name="P15"><text:s text:c="4"/>{</text:p>
            <text:p text:style-name="P16"><text:span text:style-name="T9"><text:s text:c="6"/></text:span><text:span text:style-name="T21">_contents</text:span><text:span text:style-name="T9">.put( key, contents.get(key));</text:span></text:p>
            <text:p text:style-name="P15"><text:s text:c="4"/>}</text:p>
            <text:p text:style-name="P15"><text:s text:c="4"/></text:p>
            <text:p text:style-name="P16"><text:span text:style-name="T9"><text:s text:c="4"/></text:span><text:span text:style-name="T21">_comparitors</text:span><text:span text:style-name="T9"> = </text:span><text:span text:style-name="T13">new</text:span><text:span text:style-name="T9"> ArrayList&lt;String&gt;();</text:span></text:p>
            <text:p text:style-name="P15"><text:s text:c="4"/></text:p>
            <text:p text:style-name="P16"><text:span text:style-name="T9"><text:s text:c="4"/></text:span><text:span text:style-name="T13">for</text:span><text:span text:style-name="T9">( String comparitor : comparitors )</text:span></text:p>
            <text:p text:style-name="P15"><text:s text:c="4"/>{</text:p>
            <text:p text:style-name="P16"><text:span text:style-name="T9"><text:s text:c="6"/></text:span><text:span text:style-name="T21">_comparitors</text:span><text:span text:style-name="T9">.add(comparitor);</text:span></text:p>
            <text:p text:style-name="P15"><text:s text:c="4"/>}</text:p>
            <text:p text:style-name="P15"><text:s text:c="4"/></text:p>
            <text:p text:style-name="P16"><text:span text:style-name="T9"><text:s text:c="4"/></text:span><text:span text:style-name="T21">_creationUTC</text:span><text:span text:style-name="T9"> = originalCreationUTC; <text:s text:c="4"/></text:span></text:p>
            <text:p text:style-name="P15"><text:s text:c="2"/>}</text:p>
            <text:p text:style-name="P15"><text:s text:c="2"/></text:p>
            <text:p text:style-name="P16"><text:span text:style-name="T9"><text:s text:c="2"/></text:span><text:span text:style-name="T15">/**</text:span></text:p>
            <text:p text:style-name="P14"><text:s text:c="3"/>* Deep item copy constructor.</text:p>
            <text:p text:style-name="P16"><text:span text:style-name="T15"><text:s text:c="3"/>* </text:span><text:span text:style-name="T17">@param</text:span><text:span text:style-name="T15"> original original item to deep copy</text:span></text:p>
            <text:p text:style-name="P14"><text:s text:c="3"/>*/</text:p>
            <text:p text:style-name="P16"><text:span text:style-name="T9"><text:s text:c="2"/></text:span><text:span text:style-name="T13">public</text:span><text:span text:style-name="T9"> Item( Item original )</text:span></text:p>
            <text:p text:style-name="P15"><text:s text:c="2"/>{</text:p>
            <text:p text:style-name="P16"><text:span text:style-name="T9"><text:s text:c="4"/></text:span><text:span text:style-name="T21">_contents</text:span><text:span text:style-name="T9"> = </text:span><text:span text:style-name="T13">new</text:span><text:span text:style-name="T9"> Hashtable&lt;String,Object&gt;();</text:span></text:p>
            <text:p text:style-name="P15"><text:s text:c="4"/></text:p>
            <text:p text:style-name="P16"><text:span text:style-name="T9"><text:s text:c="4"/></text:span><text:span text:style-name="T13">for</text:span><text:span text:style-name="T9">( String key : original.getContents().keySet() )</text:span></text:p>
            <text:p text:style-name="P15"><text:s text:c="4"/>{</text:p>
            <text:p text:style-name="P16"><text:span text:style-name="T9"><text:s text:c="6"/></text:span><text:span text:style-name="T21">_contents</text:span><text:span text:style-name="T9">.put(key, original.getContents().get(key));</text:span></text:p>
            <text:p text:style-name="P15"><text:s text:c="4"/>}</text:p>
            <text:p text:style-name="P15"><text:s text:c="4"/></text:p>
            <text:p text:style-name="P16"><text:span text:style-name="T9"><text:s text:c="4"/></text:span><text:span text:style-name="T21">_comparitors</text:span><text:span text:style-name="T9"> = </text:span><text:span text:style-name="T13">new</text:span><text:span text:style-name="T9"> ArrayList&lt;String&gt;();</text:span></text:p>
            <text:p text:style-name="P15"><text:s text:c="4"/></text:p>
            <text:p text:style-name="P16"><text:span text:style-name="T9"><text:s text:c="4"/></text:span><text:span text:style-name="T13">for</text:span><text:span text:style-name="T9">( String comparitor : original.getComparitors())</text:span></text:p>
            <text:p text:style-name="P15"><text:s text:c="4"/>{</text:p>
            <text:p text:style-name="P16"><text:span text:style-name="T9"><text:s text:c="6"/></text:span><text:span text:style-name="T21">_comparitors</text:span><text:span text:style-name="T9">.add(comparitor);</text:span></text:p>
            <text:p text:style-name="P15"><text:s text:c="4"/>}</text:p>
            <text:p text:style-name="P15"><text:s text:c="4"/></text:p>
            <text:p text:style-name="P16"><text:span text:style-name="T9"><text:s text:c="4"/></text:span><text:span text:style-name="T21">_creationUTC</text:span><text:span text:style-name="T9"> = original.getCreationUTC();</text:span></text:p>
            <text:p text:style-name="P15"><text:s text:c="2"/>}</text:p>
            <text:p text:style-name="P15"><text:s text:c="2"/></text:p>
            <text:p text:style-name="P16"><text:span text:style-name="T9"><text:s text:c="2"/></text:span><text:span text:style-name="T15">/**</text:span></text:p>
            <text:p text:style-name="P14"><text:s text:c="3"/>* Contents <text:span text:style-name="T14">accessor</text:span>.</text:p>
            <text:p text:style-name="P16"><text:span text:style-name="T15"><text:s text:c="3"/>* </text:span><text:span text:style-name="T17">@return</text:span><text:span text:style-name="T15"> the contents of this item</text:span></text:p>
            <text:p text:style-name="P14"><text:s text:c="3"/>*/</text:p>
            <text:p text:style-name="P16"><text:span text:style-name="T9"><text:s text:c="2"/></text:span><text:span text:style-name="T13">public</text:span><text:span text:style-name="T9"> Hashtable&lt;String,Object&gt; getContents()</text:span></text:p>
            <text:p text:style-name="P15"><text:s text:c="2"/>{</text:p>
            <text:p text:style-name="P16"><text:span text:style-name="T9"><text:s text:c="4"/></text:span><text:span text:style-name="T13">return</text:span><text:span text:style-name="T9"> </text:span><text:span text:style-name="T21">_contents</text:span><text:span text:style-name="T9">;</text:span></text:p>
            <text:p text:style-name="P15"><text:s text:c="2"/>}</text:p>
            <text:p text:style-name="P15"><text:s text:c="2"/></text:p>
            <text:p text:style-name="P16"><text:span text:style-name="T9"><text:s text:c="2"/></text:span><text:span text:style-name="T15">/**</text:span></text:p>
            <text:p text:style-name="P14"><text:s text:c="3"/>* <text:span text:style-name="T14">Comparitors</text:span> <text:span text:style-name="T14">accessor</text:span>.</text:p>
            <text:p text:style-name="P16"><text:span text:style-name="T15"><text:s text:c="3"/>* </text:span><text:span text:style-name="T17">@return</text:span><text:span text:style-name="T15"> the </text:span><text:span text:style-name="T16">comparitors</text:span><text:span text:style-name="T15"> for this item</text:span></text:p>
            <text:p text:style-name="P14"><text:s text:c="3"/>*/</text:p>
            <text:p text:style-name="P16"><text:span text:style-name="T9"><text:s text:c="2"/></text:span><text:span text:style-name="T13">public</text:span><text:span text:style-name="T9"> List&lt;String&gt; getComparitors()</text:span></text:p>
            <text:p text:style-name="P15"><text:soft-page-break/><text:s text:c="2"/>{</text:p>
            <text:p text:style-name="P16"><text:span text:style-name="T9"><text:s text:c="4"/></text:span><text:span text:style-name="T13">return</text:span><text:span text:style-name="T9"> </text:span><text:span text:style-name="T21">_comparitors</text:span><text:span text:style-name="T9">;</text:span></text:p>
            <text:p text:style-name="P15"><text:s text:c="2"/>}</text:p>
            <text:p text:style-name="P15"><text:s text:c="2"/></text:p>
            <text:p text:style-name="P16"><text:span text:style-name="T9"><text:s text:c="2"/></text:span><text:span text:style-name="T15">/**</text:span></text:p>
            <text:p text:style-name="P14"><text:s text:c="3"/>* Creation UTC <text:span text:style-name="T14">accessor</text:span>.</text:p>
            <text:p text:style-name="P16"><text:span text:style-name="T15"><text:s text:c="3"/>* </text:span><text:span text:style-name="T17">@return</text:span><text:span text:style-name="T15"> the stored creation UTC</text:span></text:p>
            <text:p text:style-name="P14"><text:s text:c="3"/>*/</text:p>
            <text:p text:style-name="P16"><text:span text:style-name="T9"><text:s text:c="2"/></text:span><text:span text:style-name="T13">public</text:span><text:span text:style-name="T9"> </text:span><text:span text:style-name="T13">long</text:span><text:span text:style-name="T9"> getCreationUTC()</text:span></text:p>
            <text:p text:style-name="P15"><text:s text:c="2"/>{</text:p>
            <text:p text:style-name="P16"><text:span text:style-name="T9"><text:s text:c="4"/></text:span><text:span text:style-name="T13">return</text:span><text:span text:style-name="T9"> </text:span><text:span text:style-name="T21">_creationUTC</text:span><text:span text:style-name="T9">;</text:span></text:p>
            <text:p text:style-name="P15"><text:s text:c="2"/>}</text:p>
            <text:p text:style-name="P15"><text:s text:c="2"/></text:p>
            <text:p text:style-name="P16"><text:span text:style-name="T9"><text:s text:c="2"/></text:span><text:span text:style-name="T15">/**</text:span></text:p>
            <text:p text:style-name="P14"><text:s text:c="3"/>* Contents <text:span text:style-name="T14">aggregator</text:span>. This method returns the entire textual contents as a list of Strings,</text:p>
            <text:p text:style-name="P14"><text:s text:c="3"/>* <text:span text:style-name="T14">deduping</text:span> the contents depending on the parameter.</text:p>
            <text:p text:style-name="P16"><text:span text:style-name="T15"><text:s text:c="3"/>* </text:span><text:span text:style-name="T17">@param</text:span><text:span text:style-name="T15"> dedupe true if the returned aggregated contents need to be </text:span><text:span text:style-name="T16">deduped</text:span></text:p>
            <text:p text:style-name="P16"><text:span text:style-name="T15"><text:s text:c="3"/>* </text:span><text:span text:style-name="T17">@return</text:span></text:p>
            <text:p text:style-name="P14"><text:s text:c="3"/>*/</text:p>
            <text:p text:style-name="P16"><text:span text:style-name="T9"><text:s text:c="2"/></text:span><text:span text:style-name="T13">public</text:span><text:span text:style-name="T9"> List&lt;String&gt; getContents( </text:span><text:span text:style-name="T13">boolean</text:span><text:span text:style-name="T9"> dedupe )</text:span></text:p>
            <text:p text:style-name="P15"><text:s text:c="2"/>{</text:p>
            <text:p text:style-name="P16"><text:span text:style-name="T9"><text:s text:c="4"/>ArrayList&lt;String&gt; workingList = </text:span><text:span text:style-name="T13">new</text:span><text:span text:style-name="T9"> ArrayList&lt;String&gt;();</text:span></text:p>
            <text:p text:style-name="P15"><text:s text:c="4"/></text:p>
            <text:p text:style-name="P16"><text:span text:style-name="T9"><text:s text:c="4"/></text:span><text:span text:style-name="T13">for</text:span><text:span text:style-name="T9">( String key : </text:span><text:span text:style-name="T21">_contents</text:span><text:span text:style-name="T9">.keySet() )</text:span></text:p>
            <text:p text:style-name="P15"><text:s text:c="4"/>{</text:p>
            <text:p text:style-name="P16"><text:span text:style-name="T9"><text:s text:c="6"/>Object value = </text:span><text:span text:style-name="T21">_contents</text:span><text:span text:style-name="T9">.get(key);</text:span></text:p>
            <text:p text:style-name="P15"><text:s text:c="6"/></text:p>
            <text:p text:style-name="P16"><text:span text:style-name="T9"><text:s text:c="6"/></text:span><text:span text:style-name="T13">if</text:span><text:span text:style-name="T9">( value.getClass().getCanonicalName().equals( </text:span><text:span text:style-name="T23">"java.lang.String"</text:span><text:span text:style-name="T9">))</text:span></text:p>
            <text:p text:style-name="P15"><text:s text:c="6"/>{</text:p>
            <text:p text:style-name="P15"><text:s text:c="8"/>String content = (String)value;</text:p>
            <text:p text:style-name="P15"><text:s text:c="8"/></text:p>
            <text:p text:style-name="P16"><text:span text:style-name="T9"><text:s text:c="8"/></text:span><text:span text:style-name="T13">if</text:span><text:span text:style-name="T9">( dedupe )</text:span></text:p>
            <text:p text:style-name="P15"><text:s text:c="8"/>{</text:p>
            <text:p text:style-name="P16"><text:span text:style-name="T9"><text:s text:c="10"/></text:span><text:span text:style-name="T13">if</text:span><text:span text:style-name="T9">( !(workingList.contains(content)))</text:span></text:p>
            <text:p text:style-name="P15"><text:s text:c="10"/>{</text:p>
            <text:p text:style-name="P15"><text:s text:c="12"/>workingList.add(content);</text:p>
            <text:p text:style-name="P15"><text:s text:c="10"/>}</text:p>
            <text:p text:style-name="P15"><text:s text:c="8"/>}</text:p>
            <text:p text:style-name="P16"><text:span text:style-name="T9"><text:s text:c="8"/></text:span><text:span text:style-name="T13">else</text:span></text:p>
            <text:p text:style-name="P15"><text:s text:c="8"/>{</text:p>
            <text:p text:style-name="P15"><text:s text:c="10"/>workingList.add(content);</text:p>
            <text:p text:style-name="P15"><text:s text:c="8"/>}</text:p>
            <text:p text:style-name="P15"><text:s text:c="6"/>} <text:s text:c="5"/></text:p>
            <text:p text:style-name="P15"><text:s text:c="4"/>}</text:p>
            <text:p text:style-name="P15"><text:s text:c="4"/></text:p>
            <text:p text:style-name="P16"><text:span text:style-name="T9"><text:s text:c="4"/></text:span><text:span text:style-name="T13">return</text:span><text:span text:style-name="T9"> workingList;</text:span></text:p>
            <text:p text:style-name="P15"><text:s text:c="2"/>}</text:p>
            <text:p text:style-name="P15"><text:s text:c="2"/></text:p>
            <text:p text:style-name="P16"><text:span text:style-name="T9"><text:s text:c="2"/></text:span><text:span text:style-name="T15">/**</text:span></text:p>
            <text:p text:style-name="P14"><text:s text:c="3"/>* Add object to item mutator.</text:p>
            <text:p text:style-name="P16"><text:span text:style-name="T15"><text:s text:c="3"/>* </text:span><text:span text:style-name="T17">@param</text:span><text:span text:style-name="T15"> name name of the object to add</text:span></text:p>
            <text:p text:style-name="P16"><text:span text:style-name="T15"><text:s text:c="3"/>* </text:span><text:span text:style-name="T17">@param</text:span><text:span text:style-name="T15"> value the object to add</text:span></text:p>
            <text:p text:style-name="P16"><text:span text:style-name="T15"><text:s text:c="3"/>* </text:span><text:span text:style-name="T17">@throws</text:span><text:span text:style-name="T15"> ContentNotUniqueException if the name is not unique within the object</text:span></text:p>
            <text:p text:style-name="P14"><text:s text:c="3"/>*/</text:p>
            <text:p text:style-name="P16"><text:span text:style-name="T9"><text:s text:c="2"/></text:span><text:span text:style-name="T13">public</text:span><text:span text:style-name="T9"> </text:span><text:span text:style-name="T13">void</text:span><text:span text:style-name="T9"> addObject( String name, Object value ) </text:span><text:span text:style-name="T13">throws</text:span><text:span text:style-name="T9"> ContentNotUniqueException</text:span></text:p>
            <text:p text:style-name="P15"><text:s text:c="2"/>{</text:p>
            <text:p text:style-name="P16"><text:span text:style-name="T9"><text:s text:c="4"/></text:span><text:span text:style-name="T13">if</text:span><text:span text:style-name="T9">( </text:span><text:span text:style-name="T21">_contents</text:span><text:span text:style-name="T9">.containsKey(name))</text:span></text:p>
            <text:p text:style-name="P15"><text:s text:c="4"/>{</text:p>
            <text:p text:style-name="P16"><text:span text:style-name="T9"><text:s text:c="6"/></text:span><text:span text:style-name="T13">throw</text:span><text:span text:style-name="T9"> </text:span><text:span text:style-name="T13">new</text:span><text:span text:style-name="T9"> ContentNotUniqueException( </text:span><text:span text:style-name="T23">"Duplicate field addition attempt with name "</text:span><text:span text:style-name="T9"> + name );</text:span></text:p>
            <text:p text:style-name="P15"><text:s text:c="4"/>}</text:p>
            <text:p text:style-name="P15"><text:s text:c="4"/></text:p>
            <text:p text:style-name="P16"><text:soft-page-break/><text:span text:style-name="T9"><text:s text:c="4"/></text:span><text:span text:style-name="T21">_contents</text:span><text:span text:style-name="T9">.put(name, value);</text:span></text:p>
            <text:p text:style-name="P15"><text:s text:c="2"/>}</text:p>
            <text:p text:style-name="P15"><text:s text:c="2"/></text:p>
            <text:p text:style-name="P16"><text:span text:style-name="T9"><text:s text:c="2"/></text:span><text:span text:style-name="T13">public</text:span><text:span text:style-name="T9"> </text:span><text:span text:style-name="T13">void</text:span><text:span text:style-name="T9"> addString( String name, String value, </text:span><text:span text:style-name="T13">boolean</text:span><text:span text:style-name="T9"> aggregate ) </text:span><text:span text:style-name="T13">throws</text:span><text:span text:style-name="T9"> ContentNotUniqueException, InvalidObjectTypeException</text:span></text:p>
            <text:p text:style-name="P15"><text:s text:c="2"/>{</text:p>
            <text:p text:style-name="P16"><text:span text:style-name="T9"><text:s text:c="4"/></text:span><text:span text:style-name="T13">if</text:span><text:span text:style-name="T9">( </text:span><text:span text:style-name="T21">_contents</text:span><text:span text:style-name="T9">.containsKey(name) &amp;&amp; !aggregate )</text:span></text:p>
            <text:p text:style-name="P15"><text:s text:c="4"/>{</text:p>
            <text:p text:style-name="P16"><text:span text:style-name="T9"><text:s text:c="6"/></text:span><text:span text:style-name="T13">throw</text:span><text:span text:style-name="T9"> </text:span><text:span text:style-name="T13">new</text:span><text:span text:style-name="T9"> ContentNotUniqueException( </text:span><text:span text:style-name="T23">"Duplicate string field addition attempt with non-aggregation using name "</text:span><text:span text:style-name="T9"> + name );</text:span></text:p>
            <text:p text:style-name="P15"><text:s text:c="4"/>}</text:p>
            <text:p text:style-name="P16"><text:span text:style-name="T9"><text:s text:c="4"/></text:span><text:span text:style-name="T13">else</text:span><text:span text:style-name="T9"> </text:span><text:span text:style-name="T13">if</text:span><text:span text:style-name="T9">( </text:span><text:span text:style-name="T21">_contents</text:span><text:span text:style-name="T9">.containsKey(name))</text:span></text:p>
            <text:p text:style-name="P15"><text:s text:c="4"/>{</text:p>
            <text:p text:style-name="P16"><text:span text:style-name="T9"><text:s text:c="6"/>Object currentObject = </text:span><text:span text:style-name="T21">_contents</text:span><text:span text:style-name="T9">.get(name);</text:span></text:p>
            <text:p text:style-name="P15"><text:s text:c="6"/></text:p>
            <text:p text:style-name="P16"><text:span text:style-name="T9"><text:s text:c="6"/></text:span><text:span text:style-name="T13">if</text:span><text:span text:style-name="T9">( !currentObject.getClass().getCanonicalName().equals( </text:span><text:span text:style-name="T23">"java.lang.String"</text:span><text:span text:style-name="T9">))</text:span></text:p>
            <text:p text:style-name="P15"><text:s text:c="6"/>{</text:p>
            <text:p text:style-name="P16"><text:span text:style-name="T9"><text:s text:c="8"/></text:span><text:span text:style-name="T13">throw</text:span><text:span text:style-name="T9"> </text:span><text:span text:style-name="T13">new</text:span><text:span text:style-name="T9"> InvalidObjectTypeException( </text:span><text:span text:style-name="T23">"Expected String, found "</text:span><text:span text:style-name="T9"> + currentObject.getClass().getCanonicalName() + </text:span><text:span text:style-name="T23">" for field "</text:span><text:span text:style-name="T9"> + name );</text:span></text:p>
            <text:p text:style-name="P15"><text:s text:c="6"/>}</text:p>
            <text:p text:style-name="P15"><text:s text:c="12"/></text:p>
            <text:p text:style-name="P16"><text:span text:style-name="T9"><text:s text:c="6"/>String valueToAdd = (String)</text:span><text:span text:style-name="T21">_contents</text:span><text:span text:style-name="T9">.get(name);</text:span></text:p>
            <text:p text:style-name="P15"><text:s text:c="6"/></text:p>
            <text:p text:style-name="P16"><text:span text:style-name="T9"><text:s text:c="6"/>value = valueToAdd + </text:span><text:span text:style-name="T23">" "</text:span><text:span text:style-name="T9"> + value;</text:span></text:p>
            <text:p text:style-name="P15"><text:s text:c="4"/>}</text:p>
            <text:p text:style-name="P15"><text:s text:c="4"/></text:p>
            <text:p text:style-name="P16"><text:span text:style-name="T9"><text:s text:c="4"/></text:span><text:span text:style-name="T21">_contents</text:span><text:span text:style-name="T9">.put(name,value);</text:span></text:p>
            <text:p text:style-name="P15"><text:s text:c="2"/>}</text:p>
            <text:p text:style-name="P15"><text:s text:c="2"/></text:p>
            <text:p text:style-name="P16"><text:span text:style-name="T9"><text:s text:c="2"/></text:span><text:span text:style-name="T15">/**</text:span></text:p>
            <text:p text:style-name="P14"><text:s text:c="3"/>* <text:span text:style-name="T14">Equivalency</text:span> method. This method returns true *if* the <text:span text:style-name="T14">comparitor</text:span> fields</text:p>
            <text:p text:style-name="P14"><text:s text:c="3"/>* are identical *and* the contents of the <text:span text:style-name="T14">comparitor</text:span> fields in this item match</text:p>
            <text:p text:style-name="P14"><text:s text:c="3"/>* the contents of the <text:span text:style-name="T14">comparitor</text:span> fields in the item to compare.</text:p>
            <text:p text:style-name="P16"><text:span text:style-name="T15"><text:s text:c="3"/>* </text:span><text:span text:style-name="T17">@param</text:span><text:span text:style-name="T15"> comparisonItem an item to compare against this one</text:span></text:p>
            <text:p text:style-name="P16"><text:span text:style-name="T15"><text:s text:c="3"/>* </text:span><text:span text:style-name="T17">@return</text:span><text:span text:style-name="T15"> true if the contents indicated by the </text:span><text:span text:style-name="T16">comparitors</text:span><text:span text:style-name="T15"> are equal</text:span></text:p>
            <text:p text:style-name="P14"><text:s text:c="3"/>*/</text:p>
            <text:p text:style-name="P16"><text:span text:style-name="T9"><text:s text:c="2"/></text:span><text:span text:style-name="T13">public</text:span><text:span text:style-name="T9"> </text:span><text:span text:style-name="T13">boolean</text:span><text:span text:style-name="T9"> isEqual( Item comparisonItem )</text:span></text:p>
            <text:p text:style-name="P15"><text:s text:c="2"/>{</text:p>
            <text:p text:style-name="P16"><text:span text:style-name="T9"><text:s text:c="4"/></text:span><text:span text:style-name="T19">// First, if the </text:span><text:span text:style-name="T20">comparitors</text:span><text:span text:style-name="T19"> are different then fail at this point</text:span></text:p>
            <text:p text:style-name="P16"><text:span text:style-name="T9"><text:s text:c="4"/></text:span><text:span text:style-name="T13">for</text:span><text:span text:style-name="T9">( String comparitor : </text:span><text:span text:style-name="T21">_comparitors</text:span><text:span text:style-name="T9"> )</text:span></text:p>
            <text:p text:style-name="P15"><text:s text:c="4"/>{</text:p>
            <text:p text:style-name="P16"><text:span text:style-name="T9"><text:s text:c="6"/></text:span><text:span text:style-name="T13">if</text:span><text:span text:style-name="T9">( !( comparisonItem.getComparitors().contains(comparitor)))</text:span></text:p>
            <text:p text:style-name="P15"><text:s text:c="6"/>{</text:p>
            <text:p text:style-name="P16"><text:span text:style-name="T9"><text:s text:c="8"/></text:span><text:span text:style-name="T13">return</text:span><text:span text:style-name="T9"> </text:span><text:span text:style-name="T13">false</text:span><text:span text:style-name="T9">;</text:span></text:p>
            <text:p text:style-name="P15"><text:s text:c="6"/>}</text:p>
            <text:p text:style-name="P15"><text:s text:c="4"/>}</text:p>
            <text:p text:style-name="P15"><text:s text:c="4"/></text:p>
            <text:p text:style-name="P16"><text:span text:style-name="T9"><text:s text:c="4"/></text:span><text:span text:style-name="T19">// Now check the contents of the </text:span><text:span text:style-name="T20">comparitor</text:span><text:span text:style-name="T19"> fields against the comparisonItem</text:span></text:p>
            <text:p text:style-name="P16"><text:span text:style-name="T9"><text:s text:c="4"/></text:span><text:span text:style-name="T13">for</text:span><text:span text:style-name="T9">( String comparitor : </text:span><text:span text:style-name="T21">_comparitors</text:span><text:span text:style-name="T9"> )</text:span></text:p>
            <text:p text:style-name="P15"><text:s text:c="4"/>{</text:p>
            <text:p text:style-name="P16"><text:span text:style-name="T9"><text:s text:c="6"/></text:span><text:span text:style-name="T13">if</text:span><text:span text:style-name="T9">( !( </text:span><text:span text:style-name="T21">_contents</text:span><text:span text:style-name="T9">.get(comparitor).equals(comparisonItem.getContents().get(comparitor))))</text:span></text:p>
            <text:p text:style-name="P15"><text:s text:c="6"/>{</text:p>
            <text:p text:style-name="P16"><text:span text:style-name="T9"><text:s text:c="8"/></text:span><text:span text:style-name="T13">return</text:span><text:span text:style-name="T9"> </text:span><text:span text:style-name="T13">false</text:span><text:span text:style-name="T9">;</text:span></text:p>
            <text:p text:style-name="P15"><text:s text:c="6"/>}</text:p>
            <text:p text:style-name="P15"><text:s text:c="4"/>}</text:p>
            <text:p text:style-name="P15"><text:s text:c="4"/></text:p>
            <text:p text:style-name="P16"><text:span text:style-name="T9"><text:s text:c="4"/></text:span><text:span text:style-name="T13">return</text:span><text:span text:style-name="T9"> </text:span><text:span text:style-name="T13">true</text:span><text:span text:style-name="T9">;</text:span></text:p>
            <text:p text:style-name="P15"><text:s text:c="2"/>}</text:p>
            <text:p text:style-name="P15">}</text:p>
          </table:table-cell>
        </table:table-row>
      </table:table>
      <text:p text:style-name="P8"/>
      <text:h text:style-name="P29" text:outline-level="1"><text:bookmark-start text:name="__RefHeading__19083_1298941033"/><text:s text:c="3"/>Elucidus Design and Pipeline<text:bookmark-end text:name="__RefHeading__19083_1298941033"/></text:h>
      <text:p text:style-name="P9">Elucidus is the data transformation technology that converts raw data into sets of Items, made <text:s/>up of one or more Aspects. </text:p>
      <text:p text:style-name="P9">Elucidus works by providing Factories and Interfaces for three main functional components. Use of the Interface/Factory concept and a base definition of the currency (in Elucidus, this is always at the Item level) means that additional functionality can be easily added into the system with no impact to existing functionality.</text:p>
      <text:p text:style-name="P9">Elucidus is 100% JAVA and designed to run wherever data conversion needs to take place – if the most efficient way is to convert at source and export Items then the system can be configured thus.</text:p>
      <text:p text:style-name="P9">The three main functional components are defined in detail below:</text:p>
      <text:p text:style-name="P10">A: Generators</text:p>
      <text:p text:style-name="P8">Generators adhere to an interface that allows the conversion of a file, a URL, an InputStream (JAVA mechanism for transferring data or a JAVA String into a set of one or more Items. The interface is loosely coupled, meaning instances of generators can be created with additional methods (such as the use of a JDBC handle, a JMX message, Beans rather than the defined mechanisms) if required.</text:p>
      <text:p text:style-name="P8">Generators can be used to enrich Items as well as simply converting them. This means that contextual information can be added to Items as Aspects, which means that they can be used exactly as any other data within the Item itself. The limitation on Generators is simply that they must generate one or more Items – how they do this, be it blunt simpleness or intensive processing, is contained within the Generators themselves.</text:p>
      <text:p text:style-name="P8">All objects within Elucidus use definitive dependency injection, hence the fact that simplified interfaces can be provided and adhered to without limiting the capability or functionality of the system.</text:p>
      <text:p text:style-name="P8">Put simply, the job of a generator is to convert and enrich raw data into one or more Item for processing within Elucidus.</text:p>
      <text:p text:style-name="P8">For reference the interface currently being used for generators is shown below:</text:p>
      <table:table table:name="Table1" table:style-name="Table1">
        <table:table-column table:style-name="Table1.A"/>
        <table:table-row>
          <table:table-cell table:style-name="Table1.A1" office:value-type="string">
            <text:p text:style-name="P4"><text:span text:style-name="T13">package</text:span><text:span text:style-name="T9"> org.elucidus.generation;</text:span></text:p>
            <text:p text:style-name="P16"/>
            <text:p text:style-name="P16"><text:span text:style-name="T13">import</text:span><text:span text:style-name="T9"> java.io.File;</text:span></text:p>
            <text:p text:style-name="P16"><text:span text:style-name="T13">import</text:span><text:span text:style-name="T9"> java.io.InputStream;</text:span></text:p>
            <text:p text:style-name="P16"><text:span text:style-name="T13">import</text:span><text:span text:style-name="T9"> java.net.URL;</text:span></text:p>
            <text:p text:style-name="P16"><text:span text:style-name="T13">import</text:span><text:span text:style-name="T9"> java.util.List;</text:span></text:p>
            <text:p text:style-name="P16"/>
            <text:p text:style-name="P16"><text:span text:style-name="T13">import</text:span><text:span text:style-name="T9"> org.elucidus.currency.Item;</text:span></text:p>
            <text:p text:style-name="P16"><text:span text:style-name="T13">import</text:span><text:span text:style-name="T9"> org.elucidus.exceptions.GenerationException;</text:span></text:p>
            <text:p text:style-name="P16"/>
            <text:p text:style-name="P14">/**</text:p>
            <text:p text:style-name="P14"><text:s/>* This is the interface for the <text:span text:style-name="T14">Elucidus</text:span> generators. Generators work by taking raw data streams</text:p>
            <text:p text:style-name="P14"><text:s/>* and generating correctly formatted Items.</text:p>
            <text:p text:style-name="P16"><text:span text:style-name="T15"><text:s/>* </text:span><text:span text:style-name="T17">@author</text:span><text:span text:style-name="T15"> </text:span><text:span text:style-name="T16">Ian</text:span><text:span text:style-name="T15"> </text:span><text:span text:style-name="T16">Lawson</text:span><text:span text:style-name="T15"> &lt;a </text:span><text:span text:style-name="T16">href</text:span><text:span text:style-name="T15">="mailto:ian.lawson</text:span><text:span text:style-name="T16">@redhat.com</text:span><text:span text:style-name="T15">"&gt;ian.lawson</text:span><text:span text:style-name="T16">@redhat.com</text:span><text:span text:style-name="T18">&lt;/a&gt;</text:span></text:p>
            <text:p text:style-name="P14"><text:s/>*/</text:p>
            <text:p text:style-name="P16"><text:span text:style-name="T13">public</text:span><text:span text:style-name="T9"> </text:span><text:span text:style-name="T13">interface</text:span><text:span text:style-name="T9"> IGenerator</text:span></text:p>
            <text:p text:style-name="P15"><text:soft-page-break/>{</text:p>
            <text:p text:style-name="P16"><text:span text:style-name="T9"><text:s text:c="2"/></text:span><text:span text:style-name="T13">public</text:span><text:span text:style-name="T9"> List&lt;Item&gt; generate( InputStream inputStream ) </text:span><text:span text:style-name="T13">throws</text:span><text:span text:style-name="T9"> GenerationException;</text:span></text:p>
            <text:p text:style-name="P16"><text:span text:style-name="T9"><text:s text:c="2"/></text:span><text:span text:style-name="T13">public</text:span><text:span text:style-name="T9"> List&lt;Item&gt; generate( File inputFile ) </text:span><text:span text:style-name="T13">throws</text:span><text:span text:style-name="T9"> GenerationException;</text:span></text:p>
            <text:p text:style-name="P16"><text:span text:style-name="T9"><text:s text:c="2"/></text:span><text:span text:style-name="T13">public</text:span><text:span text:style-name="T9"> List&lt;Item&gt; generate( String inputString ) </text:span><text:span text:style-name="T13">throws</text:span><text:span text:style-name="T9"> GenerationException;</text:span></text:p>
            <text:p text:style-name="P16"><text:span text:style-name="T9"><text:s text:c="2"/></text:span><text:span text:style-name="T13">public</text:span><text:span text:style-name="T9"> List&lt;Item&gt; generate( URL url ) </text:span><text:span text:style-name="T13">throws</text:span><text:span text:style-name="T9"> GenerationException;</text:span></text:p>
            <text:p text:style-name="P16"><text:span text:style-name="T9"><text:s text:c="2"/></text:span><text:span text:style-name="T13">public</text:span><text:span text:style-name="T9"> </text:span><text:span text:style-name="T13">void</text:span><text:span text:style-name="T9"> setParameter( String name, String value ) </text:span><text:span text:style-name="T13">throws</text:span><text:span text:style-name="T9"> GenerationException;</text:span></text:p>
            <text:p text:style-name="P15">}</text:p>
          </table:table-cell>
        </table:table-row>
      </table:table>
      <text:p text:style-name="P8"/>
      <text:p text:style-name="P10">B: Persisters</text:p>
      <text:p text:style-name="P8">Persisters provide a plug-in layer for taking sets of Items and persisting them. This uses the standard Factory/Interface approach and the interface provides method prototypes for persisting a single Item, persisting a set of Items, performing dependency injection (meaning single instances of Persisters can be used multiple times rather than creating massive numbers of persisters) and high level matching, which allows the persister to state whether or not it already contains an Item (based on the self-defining comparitors of the Item rather than definitions within the persister).</text:p>
      <text:p text:style-name="P8">In old-school search terminology this is 'Indexing', but because Elucidus is designed be more than a simple search engine data surfacer the interface allows for persistence in any mechanism that can identify name/value pairs.</text:p>
      <text:p text:style-name="P8">Also the concept of persistence in this context is more about storing the Items without knowing the physical persistence mechanism. Put simply, the interface does not prohibit the use of transient, or 'in-memory' persistence mechanisms.</text:p>
      <text:p text:style-name="P8">For reference the interface currently being used for Persisters is shown below:</text:p>
      <table:table table:name="Table2" table:style-name="Table2">
        <table:table-column table:style-name="Table2.A"/>
        <table:table-row>
          <table:table-cell table:style-name="Table2.A1" office:value-type="string">
            <text:p text:style-name="P4"><text:span text:style-name="T13">package</text:span><text:span text:style-name="T9"> org.elucidus.persistence;</text:span></text:p>
            <text:p text:style-name="P16"/>
            <text:p text:style-name="P16"><text:span text:style-name="T13">import</text:span><text:span text:style-name="T9"> java.util.List;</text:span></text:p>
            <text:p text:style-name="P16"/>
            <text:p text:style-name="P16"><text:span text:style-name="T13">import</text:span><text:span text:style-name="T9"> org.elucidus.currency.Item;</text:span></text:p>
            <text:p text:style-name="P16"><text:span text:style-name="T13">import</text:span><text:span text:style-name="T9"> org.elucidus.exceptions.PersistenceException;</text:span></text:p>
            <text:p text:style-name="P16"/>
            <text:p text:style-name="P14">/**</text:p>
            <text:p text:style-name="P14"><text:s/>* Persister Interface for defining functionality across all <text:span text:style-name="T14">persisters</text:span>.</text:p>
            <text:p text:style-name="P16"><text:span text:style-name="T15"><text:s/>* </text:span><text:span text:style-name="T17">@author</text:span><text:span text:style-name="T15"> </text:span><text:span text:style-name="T16">Ian</text:span><text:span text:style-name="T15"> </text:span><text:span text:style-name="T16">Lawson</text:span><text:span text:style-name="T15"> (&lt;a </text:span><text:span text:style-name="T16">href</text:span><text:span text:style-name="T15">="mailto:ian.lawson</text:span><text:span text:style-name="T16">@redhat.com</text:span><text:span text:style-name="T15">"&gt;ian.lawson</text:span><text:span text:style-name="T16">@redhat.com</text:span><text:span text:style-name="T18">&lt;/a&gt;</text:span><text:span text:style-name="T15">).</text:span></text:p>
            <text:p text:style-name="P14"><text:s/>*</text:p>
            <text:p text:style-name="P14"><text:s/>*/</text:p>
            <text:p text:style-name="P16"><text:span text:style-name="T13">public</text:span><text:span text:style-name="T9"> </text:span><text:span text:style-name="T13">interface</text:span><text:span text:style-name="T9"> IPersister</text:span></text:p>
            <text:p text:style-name="P15">{</text:p>
            <text:p text:style-name="P16"><text:span text:style-name="T9"><text:s text:c="2"/></text:span><text:span text:style-name="T13">public</text:span><text:span text:style-name="T9"> </text:span><text:span text:style-name="T13">void</text:span><text:span text:style-name="T9"> setLocation( String location ) </text:span><text:span text:style-name="T13">throws</text:span><text:span text:style-name="T9"> PersistenceException;</text:span></text:p>
            <text:p text:style-name="P16"><text:span text:style-name="T9"><text:s text:c="2"/></text:span><text:span text:style-name="T13">public</text:span><text:span text:style-name="T9"> </text:span><text:span text:style-name="T13">void</text:span><text:span text:style-name="T9"> setParameter( String name, String value ) </text:span><text:span text:style-name="T13">throws</text:span><text:span text:style-name="T9"> PersistenceException;</text:span></text:p>
            <text:p text:style-name="P16"><text:span text:style-name="T9"><text:s text:c="2"/></text:span><text:span text:style-name="T13">public</text:span><text:span text:style-name="T9"> </text:span><text:span text:style-name="T13">boolean</text:span><text:span text:style-name="T9"> removeItem( Item item ) </text:span><text:span text:style-name="T13">throws</text:span><text:span text:style-name="T9"> PersistenceException;</text:span></text:p>
            <text:p text:style-name="P16"><text:span text:style-name="T9"><text:s text:c="2"/></text:span><text:span text:style-name="T13">public</text:span><text:span text:style-name="T9"> </text:span><text:span text:style-name="T13">boolean</text:span><text:span text:style-name="T9"> persistItem( Item item, </text:span><text:span text:style-name="T13">boolean</text:span><text:span text:style-name="T9"> overwrite ) </text:span><text:span text:style-name="T13">throws</text:span><text:span text:style-name="T9"> PersistenceException;</text:span></text:p>
            <text:p text:style-name="P16"><text:span text:style-name="T9"><text:s text:c="2"/></text:span><text:span text:style-name="T13">public</text:span><text:span text:style-name="T9"> List&lt;Item&gt; persistItems( List&lt;Item&gt; items, </text:span><text:span text:style-name="T13">boolean</text:span><text:span text:style-name="T9"> overwrite ) </text:span><text:span text:style-name="T13">throws</text:span><text:span text:style-name="T9"> PersistenceException;</text:span></text:p>
            <text:p text:style-name="P16"><text:span text:style-name="T9"><text:s text:c="2"/></text:span><text:span text:style-name="T13">public</text:span><text:span text:style-name="T9"> </text:span><text:span text:style-name="T13">boolean</text:span><text:span text:style-name="T9"> contains( Item item ) </text:span><text:span text:style-name="T13">throws</text:span><text:span text:style-name="T9"> PersistenceException;</text:span></text:p>
            <text:p text:style-name="P15">}</text:p>
          </table:table-cell>
        </table:table-row>
      </table:table>
      <text:p text:style-name="P8"/>
      <text:p text:style-name="P10">C: Surfacers</text:p>
      <text:p text:style-name="P8">Surfacers provide the mechanism to return one or more Items from persisted storage. These also use the standard Factory/Interface model to allow for extensible implementation and provide a basic set of methods for surfacing Items based on one or more Name/Value <text:soft-page-break/>matches.</text:p>
      <text:p text:style-name="P8">The interface will be extended over time to support search mechanisms, probably Hibernate-Search.</text:p>
      <text:p text:style-name="P8">For reference the interface currently being used for Surfacers is shown below:</text:p>
      <table:table table:name="Table3" table:style-name="Table3">
        <table:table-column table:style-name="Table3.A"/>
        <table:table-row>
          <table:table-cell table:style-name="Table3.A1" office:value-type="string">
            <text:p text:style-name="P4"><text:span text:style-name="T13">package</text:span><text:span text:style-name="T9"> org.elucidus.surfacing;</text:span></text:p>
            <text:p text:style-name="P16"/>
            <text:p text:style-name="P16"><text:span text:style-name="T13">import</text:span><text:span text:style-name="T9"> java.util.List;</text:span></text:p>
            <text:p text:style-name="P16"><text:span text:style-name="T13">import</text:span><text:span text:style-name="T9"> java.util.Map;</text:span></text:p>
            <text:p text:style-name="P16"/>
            <text:p text:style-name="P16"><text:span text:style-name="T13">import</text:span><text:span text:style-name="T9"> org.elucidus.currency.Item;</text:span></text:p>
            <text:p text:style-name="P16"><text:span text:style-name="T13">import</text:span><text:span text:style-name="T9"> org.elucidus.exceptions.SurfacingException;</text:span></text:p>
            <text:p text:style-name="P16"/>
            <text:p text:style-name="P14">/**</text:p>
            <text:p text:style-name="P14"><text:s/>* Surfacer Interface for defining functionality across all surfacers.</text:p>
            <text:p text:style-name="P16"><text:span text:style-name="T15"><text:s/>* </text:span><text:span text:style-name="T17">@author</text:span><text:span text:style-name="T15"> </text:span><text:span text:style-name="T16">Ian</text:span><text:span text:style-name="T15"> </text:span><text:span text:style-name="T16">Lawson</text:span><text:span text:style-name="T15"> (&lt;a </text:span><text:span text:style-name="T16">href</text:span><text:span text:style-name="T15">="mailto:ian.lawson</text:span><text:span text:style-name="T16">@redhat.com</text:span><text:span text:style-name="T15">"&gt;ian.lawson</text:span><text:span text:style-name="T16">@redhat.com</text:span><text:span text:style-name="T18">&lt;/a&gt;</text:span><text:span text:style-name="T15">).</text:span></text:p>
            <text:p text:style-name="P14"><text:s/>*</text:p>
            <text:p text:style-name="P14"><text:s/>*/</text:p>
            <text:p text:style-name="P16"><text:span text:style-name="T13">public</text:span><text:span text:style-name="T9"> </text:span><text:span text:style-name="T13">interface</text:span><text:span text:style-name="T9"> ISurfacer</text:span></text:p>
            <text:p text:style-name="P15">{</text:p>
            <text:p text:style-name="P16"><text:span text:style-name="T9"><text:s text:c="2"/></text:span><text:span text:style-name="T13">public</text:span><text:span text:style-name="T9"> </text:span><text:span text:style-name="T13">void</text:span><text:span text:style-name="T9"> setLocation( String location );</text:span></text:p>
            <text:p text:style-name="P16"><text:span text:style-name="T9"><text:s text:c="2"/></text:span><text:span text:style-name="T13">public</text:span><text:span text:style-name="T9"> </text:span><text:span text:style-name="T13">void</text:span><text:span text:style-name="T9"> setParameter( String name, String value );</text:span></text:p>
            <text:p text:style-name="P16"><text:span text:style-name="T9"><text:s text:c="2"/></text:span><text:span text:style-name="T13">public</text:span><text:span text:style-name="T9"> List&lt;Item&gt; surface( String name, String value ) </text:span><text:span text:style-name="T13">throws</text:span><text:span text:style-name="T9"> SurfacingException;</text:span></text:p>
            <text:p text:style-name="P16"><text:span text:style-name="T9"><text:s text:c="2"/></text:span><text:span text:style-name="T13">public</text:span><text:span text:style-name="T9"> List&lt;Item&gt; surface( Map&lt;String,String&gt; tokens ) </text:span><text:span text:style-name="T13">throws</text:span><text:span text:style-name="T9"> SurfacingException;</text:span></text:p>
            <text:p text:style-name="P16"><text:span text:style-name="T9"><text:s text:c="2"/></text:span><text:span text:style-name="T13">public</text:span><text:span text:style-name="T9"> </text:span><text:span text:style-name="T13">boolean</text:span><text:span text:style-name="T9"> match( Item item ) </text:span><text:span text:style-name="T13">throws</text:span><text:span text:style-name="T9"> SurfacingException; <text:s/></text:span></text:p>
            <text:p text:style-name="P15">}</text:p>
          </table:table-cell>
        </table:table-row>
      </table:table>
      <text:p text:style-name="P8"/>
      <text:p text:style-name="P10">The Elucidus Pipeline</text:p>
      <text:p text:style-name="P8">In itself Elucidus is simply a data transformation system and in itself provides that aspect of the processing Pipeline within the Massive Data solution. The Surfacing aspect of Elucidus is used to check for existence of the Item (using it's own defined comparitors) in the target cache via the Persister.</text:p>
      <text:p text:style-name="P8">Within Elucidus itself the pipeline is as follows:</text:p>
      <text:p text:style-name="P11">Raw Data-&gt;(Transform via Generator)-&gt;(Identity Check using Persister)-&gt;Persist</text:p>
      <text:p text:style-name="P8">The identity check is twofold:</text:p>
      <text:list xml:id="list1364276071" text:style-name="L2">
        <text:list-item>
          <text:p text:style-name="P21">Check Item Existence – using comparitors check if an Item that matches the content of this Item based on the defined comparitors (specified by the chosen Generator) in the target cache for this Item.</text:p>
        </text:list-item>
        <text:list-item>
          <text:p text:style-name="P21">If the Item exists follow configuration based behaviour (bounce or replace).</text:p>
        </text:list-item>
      </text:list>
      <text:p text:style-name="P8">Bounce is the strict adherence to data uniqueness that means that the Item already exists (based on the comparitors) and no insertion is necessary. This can be overridden using configuration (when you want to store multiple copies of the same data for volumetric context for instance), in which case the Item will be persisted with a new UUID or a temporal stamp attached to the UUID as defined in the previous section.</text:p>
      <text:p text:style-name="P8">Replace is the situation where the matched Item (where the fields defined as comparitors contain exactly the same information) is removed from the cache and then re-inserted. This is to cater for Items that contain different data in fields <text:span text:style-name="T11">other than </text:span><text:s/>the comparitors (for instance a webpage that contains cookie information where the comparitors were, for example, URL <text:soft-page-break/>and Title).</text:p>
      <text:h text:style-name="P30" text:outline-level="2"><text:bookmark-start text:name="__RefHeading__697_977000267"/>Generator Content Scaling – Extensible Best Case Analysis<text:bookmark-end text:name="__RefHeading__697_977000267"/></text:h>
      <text:p text:style-name="P6">One of the key features of the Genertor concept is the ability to provide a scaling content analysis and extraction approach by implementing a lowest common denominator generator and applying this in all case where the raw data cannot be assigned to a specialised Generator.</text:p>
      <text:p text:style-name="P6">Put simply this means that Elucidus will always have a fallback approach for handling data that it cannot determine the format/context of for choice of specialised Generator. </text:p>
      <text:p text:style-name="P6">For example, say we are drawing in files from a website and are receiving .html, .htm, .aspx, .jsp, all of which are URL endings that result in an http header and an http content, which contains parse-able HTML or JSON. These would use a specific Generator that would extract all information, add context based on the http header and expanded URL and produce appropriate Items. However, if we then found, as part of the spidering, a .txt file and, for the sake of argument, did not have a Generator capable of converting a .txt file based datasource, Elucidus would have a 'best guess' Generator that used digital transliteration to produce, at worst, a single name/value pair containing the entire file contents. </text:p>
      <text:p text:style-name="P6">This lowest common denominator approach means that Elucidus will be able to, at least, store contents for unidentifiable raw data as part of the system and make it queryable at the same level as all other Items.</text:p>
      <text:p text:style-name="P6">Note that the Item currency, as defined earlier, does not contain a field for all the contents but instead surfaces the aggregated contents of all fields. If a lowest common denominator Item has a single field containing a cleansed (i.e. transliterated in such a way as to allow processing) this would also be surfaced via the 'all contents' functionality of the Item, and could be analysed and interpreted as with all Items. </text:p>
      <text:p text:style-name="P6">The intention would be, over time, to generate more and more Generators when new data formats are found and discovered, so over time less and less 'unidentifiable' Items would be encountered. The extensible nature of the system means that these Generators could be distributed as extensions to the Elucidus product, and even individual customers could keep sets of Generators specific to their own data sets (allowing for customer-centric data enrichment).</text:p>
      <text:p text:style-name="P8"/>
      <text:p text:style-name="P9"/>
      <text:p text:style-name="P9"/>
      <text:h text:style-name="P29" text:outline-level="1"><text:bookmark-start text:name="__RefHeading__19085_1298941033"/><text:s text:c="3"/>Near-RealTime Data Surfacing/In-Memory Cache – JDG<text:bookmark-end text:name="__RefHeading__19085_1298941033"/></text:h>
      <text:p text:style-name="P9">This component of the Massive Data solution is designed to provide the cache level for near-realtime data surfacing. What this means is that this component will store Items on a cache basis in a fast, easily accessible NoSQL 2-dimensional way.</text:p>
      <text:p text:style-name="P9">The choice of JDG (JBoss Data Grid) for this component is for the following reasons:</text:p>
      <text:list xml:id="list1881926788" text:style-name="L3">
        <text:list-item>
          <text:p text:style-name="P22">It provides the cache based, single name-space/massive distributed implementation that allows Elucidus to push data to it without inherent knowledge of the topology of the datastore. This abstraction is key.</text:p>
        </text:list-item>
        <text:list-item>
          <text:p text:style-name="P22">It provides hot scaling to allow growing (and shrinking) of the cache specific to solution needs.</text:p>
        </text:list-item>
        <text:list-item>
          <text:p text:style-name="P22">The API provided by JDG, both direct and via REST, is functionally rich enough to provide, out of the box, all required functionality for a Persister for Elucidus with no code changes needed.</text:p>
        </text:list-item>
      </text:list>
      <text:p text:style-name="P9">The job of this component, in tandem with the Search Extensions (detailed in next section) is to provide a very fast mechanism for storing and interrogating data in a 2-dimensional format. Item level inference is achieved using the contents of the (unique per cache) name part of each name/value pair stored – this is detailed in the next section.</text:p>
      <text:p text:style-name="P9">More than one instance of JDG may be used for more efficient storage, although the concept of unique name per cache and distribute-able single-namespace caches (caches can be distributed across multiple networked JDG nodes with the placement internally being determined via a hashing of the data to store) means that only a single instance is required.</text:p>
      <text:p text:style-name="P9">The Massive Data solution effectively works on three tiers – conversion (via Elucidus), fast persistence for near-realtime processing (via JDG) and persistence for forensic processing (non-realtime) (via RHS and covered later). With the fast persistence the key is to be able to serve data <text:span text:style-name="T24">very</text:span> quickly, and JDG is the obvious choice for this component because of its configurable in-memory data hosting.</text:p>
      <text:p text:style-name="P9">The intention would be to configure the JDG with the following functionality:</text:p>
      <text:list xml:id="list133823679" text:style-name="L4">
        <text:list-item>
          <text:p text:style-name="P23"><text:span text:style-name="T24">No</text:span> automatic data archiving. Currently JDG allows the configuration of data aging, where data is automatically removed from the cache and persisted elsewhere. This will be disabled so as to allow the Massive Data solution to control exactly when and how data would be 'shelved' to the RHS part of the system (this entails the use of Item UUID components within the name, as well as (optional) cache indication, to allow for composite items to be 'shelved' accordingly – this is very important as the physical contents of a cache will be used to determine context and volumetric specific information, and leaving parts of Items would skew the results.</text:p>
        </text:list-item>
        <text:list-item>
          <text:p text:style-name="P23"><text:span text:style-name="T24">No</text:span><text:span text:style-name="T25"> data replication enabled. This is an option within JDG that allows the system to maintain copies of the data for failover. With the intended data loads of a Massive Data system and the requirements to make the in-memory as efficient and as fast as possible it would be recommended to not enable data replication within the JDG instance.</text:span></text:p>
        </text:list-item>
      </text:list>
      <text:p text:style-name="P8"><text:soft-page-break/>Also note – JDG can and should be used for in-memory fast cache, but the pluggable nature of the system (as discussed in section 11) allows for other technologies to be used. In a situation where more resilience is needed in the 'fast' caching layer a technology such as MongoDB (which combines the 2D NoSQL store approach with file based persistence) could be used (at the expense of performance). The nature of the interfaces, as provided by Elucidus and the Search/Retrieve component of the forensic persistence layer means a new technology can be plugged in easily.</text:p>
      <text:h text:style-name="P25" text:outline-level="1"><text:bookmark-start text:name="__RefHeading__708_977000267"/><text:s text:c="3"/>Near-realtime Data Surfacing Search Components<text:bookmark-end text:name="__RefHeading__708_977000267"/></text:h>
      <text:p text:style-name="P6">In order to surface the data stored in the near-realtime data caches in such a way as to make the data suitable for mass processing the Massive Data solution requires a Search mechanism for distinct querying of the contents of JDG caches. </text:p>
      <text:p text:style-name="P6">The following functionality must be present within the Search component:</text:p>
      <text:list xml:id="list1438764652" text:style-name="L5">
        <text:list-item>
          <text:p text:style-name="P24">key-set access. The <text:span text:style-name="T24">entire</text:span> keyset for a named cache must be available.</text:p>
        </text:list-item>
        <text:list-item>
          <text:p text:style-name="P24">sub-name token matching. Within the name stored in the cache for a name/value pair functionality must exist for the following types of search - *xx* (sub-token matching) and xx (complete token matching)</text:p>
        </text:list-item>
        <text:list-item>
          <text:p text:style-name="P24">sub-value token matching. Within the value stored in the cache for a name/value pair functionality must exist for the following types of search - *xx* (sub-token matching) and xx (complete token matching)</text:p>
        </text:list-item>
      </text:list>
      <text:p text:style-name="P6">The entire key-set must be accessible in order for the Search component to maintain a data-dictionary and a data-registry, the data-dictionary containing all the field names (effectively the xxx.xxx.xxx.xxx.<text:span text:style-name="T11">field</text:span><text:span text:style-name="T12"> components for a data set) and the data-registry being the entire set of UUIDs currently stored in the targeted cache.</text:span></text:p>
      <text:p text:style-name="P6"><text:span text:style-name="T12">Note that in this context the targeted cache is the named cache within the JDG instance (and also, if configured, the first component of all names, i.e. </text:span><text:span text:style-name="T11">cache</text:span><text:span text:style-name="T12">.xxx.xxx.xxx.xxx). </text:span></text:p>
      <text:p text:style-name="P9">All Search functionality at this level applies to caches within JDG, and all results will be name/value pairs or key-sets.</text:p>
      <text:p text:style-name="P9">The intention is to write a JAVA extension that sits on the JDG instance and offers this functionality – most importantly all search functionality will be time-stamped (which is essential when using the data for volumetrics and coarse data analytics.</text:p>
      <text:h text:style-name="P29" text:outline-level="1"><text:bookmark-start text:name="__RefHeading__19087_1298941033"/><text:s text:c="3"/>Long Term Data Persisted Cache/Re-Surfacing (RHS)<text:bookmark-end text:name="__RefHeading__19087_1298941033"/></text:h>
      <text:p text:style-name="P8">The Red Hat Storage product offers an easy and configurable way of providing a massively scale-able physical NAS (Network Accessed Storage) with, most critically, a single global namespace.</text:p>
      <text:p text:style-name="P8">This means a single referential point over a massive (and potentially physically distributed) set of persistence points.</text:p>
      <text:p text:style-name="P8">This product is actually a software solution above commodity hardware – the plus points being, as stated, massively and easily scale-able storage and a single referential point. The negative points are the larger the number of files, the slower the access.</text:p>
      <text:p text:style-name="P8">With this in mind the use of RHS as a viable mechanism for long term persistence of name/value pairs from the fast persistence component would be much better achieved by storing and writing to/updating <text:span text:style-name="T24">large</text:span> files (as opposed to storing name/values as individual components).</text:p>
      <text:p text:style-name="P8">The intention would be to provide large cache stores (as files) hosted on the RHS instance/namespace, and then do bulk writes (shelving) to them (for persisting data to the long term persistence), bulk reads/deletes (re-surfacing) (effectively reading name/value from a file and deleting them when they are 're-surfaced').</text:p>
      <text:p text:style-name="P8">The name/values would be serialised into files in such a way as to retain the functionality of querying (this is discussed in the next section). This would use a combination of the Search Extensions for the fast caching (to find the fully qualified names of the name/values to extract, direct access to the fast cache for getting the items (as a delete) and then a specialised file-writer that maintained a cache specific file at the long term persistence (use of the cache name means a consistent hash for the file within RHS).</text:p>
      <text:p text:style-name="P8">The Massive Data solution uses RHS as-is straight from the box – the use of large files as opposed to small transactional files per name/value pair means we exploit the strengths of RHS while avoiding the weaknesses.</text:p>
      <text:h text:style-name="P30" text:outline-level="2"><text:bookmark-start text:name="__RefHeading__2690_798312407"/>'Shelving'<text:bookmark-end text:name="__RefHeading__2690_798312407"/></text:h>
      <text:p text:style-name="Text_20_body"><text:span text:style-name="T1">Every </text:span><text:span text:style-name="T3">Item</text:span><text:span text:style-name="T7"> added to the fast caching component will have an additional field, for example 'myDataCache.12345678.creation' which contains UTC time stamp of the creation time for the Item itself (as a separate name/value pair as with all Item specific data). In the simplest of configurations this field would be used to indicate whether an </text:span><text:span text:style-name="T3">Item</text:span><text:span text:style-name="T7"> in total could be 'shelved'. </text:span></text:p>
      <text:p text:style-name="P9">'Shelving' entails removing all name/values pairs from a cache that share a UUID based on the creation point being expired (i.e. too old to be retained). The nature of RHS means that these operations would be batched, meaning a number of items would be shelved at a given point.</text:p>
      <text:p text:style-name="P9">Shelving involves removing the appropriate name/value pairs from the cache and persisting them in an appropriate cache file within RHS. To improve efficiency 'shelving' writes would be batched (to avoid multiple small updates to files within RHS. </text:p>
      <text:h text:style-name="P30" text:outline-level="2"><text:bookmark-start text:name="__RefHeading__2692_798312407"/><text:soft-page-break/>'Re-Surfacing'<text:bookmark-end text:name="__RefHeading__2692_798312407"/></text:h>
      <text:p text:style-name="P6">Re-surfacing involves extracting (and removing) name/value pairs from cache files and pushing them into the fast data cache. This functionality will be used for re-surfacing archived information for further (fast) processing. </text:p>
      <text:p text:style-name="P6">With 'shelving' and 're-surfacing' the intention would be to have the name/value pairs existing in one of the two states only at a time (to avoid synchronisation issues).</text:p>
      <text:p text:style-name="P6">Re-surfacing may be linked (and part of) the search extensions for the Long Term Data Persistence (discussed in next section).</text:p>
      <text:p text:style-name="P8"/>
      <text:p text:style-name="P8"/>
      <text:p text:style-name="P8"/>
      <text:p text:style-name="P8"/>
      <text:h text:style-name="P25" text:outline-level="1"><text:bookmark-start text:name="__RefHeading__710_977000267"/><text:s text:c="4"/><text:span text:style-name="T7">Long Term Data Persisted Cache Search Components</text:span><text:bookmark-end text:name="__RefHeading__710_977000267"/></text:h>
      <text:p text:style-name="P8">In order to provide the functionality required for the 'shelving' and 're-surfacing' aspects between the fast cache and the long term cache it is intended to provide an advanced search facility based around the cache files stored within Red Hat Storage.</text:p>
      <text:p text:style-name="P8">In order to preserve the efficiency of the proposed Red Hat Storage implementation the search component may be hosted externally to the Red Hat Storage and updated on file change within the Red Hat Storage instance (as part of the interaction with the files).</text:p>
      <text:p text:style-name="P8">The implementation will probably be in LUCENE, providing full textual search of the files. When name/value pairs are added to a cache file the Elucidus Persister for LUCENE will be used to store the appropriate Item for searching (tagged with metadata indicating the file/cache location within the Red Hat Storage implementation).</text:p>
      <text:p text:style-name="P8">By hosting the LUCENE indices separately to the Red Hat Storage we will not cause efficiency issues with lots of small transactional files.</text:p>
      <text:p text:style-name="P8">The search functionality will cater for <text:span text:style-name="T11">Item</text:span> level searches, allowing individual fields to be indexed with all fields specific to an Item. This definition of base currency as the Item allows for Item level search interactions, which are the required functionality of this component.</text:p>
      <text:p text:style-name="P8">The search capability will be offered via RESTful web services to allow external searching (for re-surfacing). The intention would be to host the services either in JBoss EAP or JBoss EWP (EWP is a much smaller footprint and the search facility wouldn't use any JEE components. This would allow the services to be hosted on any TOMCAT instance.</text:p>
      <text:p text:style-name="P8"/>
      <text:h text:style-name="P28" text:outline-level="1"><text:bookmark-start text:name="__RefHeading__19089_1298941033"/><text:s text:c="3"/>Scaling the Massive Data Solution<text:bookmark-end text:name="__RefHeading__19089_1298941033"/></text:h>
      <text:p text:style-name="P8">The key strength of the proposed solution is that it makes no definition on limiting scale-ability. The concept of a separate in-memory fast cache using JDG allows configuration of this layer to be done depending on the available physical memory. In fact, as discussed in the next section, an instance of the Massive Data solution could be implemented with only in-memory cache.</text:p>
      <text:p text:style-name="P8">The limits on scaling the JDG are simply the available memory for the instances.</text:p>
      <text:p text:style-name="P8">For the long term persistence scaling is achieved via the Red Hat Storage mechanisms – Red Hat Storage allows the addition of nodes (physically distributed units) which within themselves can be extended using 'bricks'. The limitation on scaling is simply the amount of commodity drives that can be added to the system.</text:p>
      <text:p text:style-name="P8">When defining and setting up a Massive Data instance the limitations and scaling capabilities are completely within control of the administrator and the estate limitations. There are no programmatic limitations within the solution itself.</text:p>
      <text:p text:style-name="P8">There will be a degree of balancing to be achieved between the size of the fast cache (via memory), the rate of Item aging (completely within control of the administrator and related to the analytics and volumetric requirements of the end system) and the physical storage.</text:p>
      <text:p text:style-name="P8"/>
      <text:p text:style-name="P8"/>
      <text:h text:style-name="P28" text:outline-level="1"><text:bookmark-start text:name="__RefHeading__19091_1298941033"/><text:s text:c="3"/>Componentising the Solution – Pluggable Layers<text:bookmark-end text:name="__RefHeading__19091_1298941033"/></text:h>
      <text:p text:style-name="P8">The Massive Data solution actually comprises three distinct layers, the conversion of data (via Elucidus) which can be done in real-time or offline, the in-memory fast caching and the long term persistence layer. However the fast caching and long term persistence layer are both optional.</text:p>
      <text:p text:style-name="P8">This means a system can have Elucidus-&gt;fast cache-&gt;long term persistence, Elucidus-&gt;fast cache or Elucidus-&gt;long term persistence.</text:p>
      <text:p text:style-name="P8">This set of configurations is entirely at the choice of the administrator depending on the end goal of the system and the available resources.</text:p>
      <text:p text:style-name="P8">A non-persisting solution would be used, for example, in the situation where a customer has a lot of real-time data, a need to provide volumetric and contextual analysis but no need to persist the data for long term forensic analysis.</text:p>
      <text:p text:style-name="P8">A non-fast cache solution would be used for a massive data system that had no need for near-realtime analytics but instead was simply a long term forensic data store.</text:p>
      <text:p text:style-name="P8">Also the interaction APIs for the layers will allow plugging of alternative technologies – for instance the fast cache could be implemented using MongoDB, the long term persistence could be implemented using a storage appliance rather than a NAS via Red Hat Storage. The use of Open Standards for defining the API will allow other developers to use their own solutions for the two caching layers.</text:p>
      <text:p text:style-name="P8"><text:s/></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Monospace" svg:font-family="Monospace"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 of <text:page-count>24</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Lawson</meta:initial-creator>
    <meta:creation-date>2012-12-07T07:41:46</meta:creation-date>
    <dc:date>2013-01-11T11:42:56</dc:date>
    <dc:creator>Ian Lawson</dc:creator>
    <meta:editing-duration>P2DT9H57M53S</meta:editing-duration>
    <meta:editing-cycles>29</meta:editing-cycles>
    <meta:generator>LibreOffice/3.5$Linux_X86_64 LibreOffice_project/350m1$Build-2</meta:generator>
    <meta:document-statistic meta:table-count="4" meta:image-count="0" meta:object-count="0" meta:page-count="24" meta:paragraph-count="466" meta:word-count="6840" meta:character-count="44707" meta:non-whitespace-character-count="37324"/>
  </office:meta>
</office:document-meta>
</file>